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6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FF0000" style:font-name="新細明體" style:font-name-asian="新細明體" style:font-name-complex="新細明體" style:font-family-generic="roman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8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9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0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2" style:family="table-cell" style:parent-style-name="Default" style:data-style-name="N0">
      <style:table-cell-properties style:vertical-align="middle"/>
    </style:style>
    <style:style style:name="ce11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6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5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8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51">
      <style:table-cell-properties fo:border-top="none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0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0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92"/>
        <table:table-column table:style-name="co2" table:default-cell-style-name="ce92"/>
        <table:table-column table:style-name="co3" table:number-columns-repeated="10" table:default-cell-style-name="ce92"/>
        <table:table-column table:style-name="co4" table:number-columns-repeated="16372" table:default-cell-style-name="ce92"/>
        <table:table-row table:style-name="ro1">
          <table:table-cell office:value-type="string" table:number-columns-spanned="12" table:number-rows-spanned="1" table:style-name="ce164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1"/>
          <table:table-cell table:style-name="ce90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15">
            <text:p>年月別</text:p>
          </table:table-cell>
          <table:table-cell office:value-type="string" table:number-columns-spanned="1" table:number-rows-spanned="4" table:style-name="ce216">
            <text:p>性別</text:p>
          </table:table-cell>
          <table:table-cell office:value-type="string" table:style-name="ce4">
            <text:p>婚生、非婚生及無依兒童</text:p>
          </table:table-cell>
          <table:table-cell table:number-columns-repeated="2" table:style-name="ce5"/>
          <table:table-cell table:style-name="ce6"/>
          <table:table-cell office:value-type="string" table:number-columns-spanned="3" table:number-rows-spanned="1" table:style-name="ce219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2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 table:style-name="ce9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2">
            <text:p>合計</text:p>
          </table:table-cell>
          <table:table-cell office:value-type="string" table:number-columns-spanned="1" table:number-rows-spanned="3" table:style-name="ce212">
            <text:p>婚生</text:p>
          </table:table-cell>
          <table:table-cell office:value-type="string" table:number-columns-spanned="1" table:number-rows-spanned="3" table:style-name="ce213">
            <text:p>非婚生</text:p>
          </table:table-cell>
          <table:table-cell office:value-type="string" table:number-columns-spanned="1" table:number-rows-spanned="3" table:style-name="ce212">
            <text:p>無依兒童</text:p>
          </table:table-cell>
          <table:table-cell office:value-type="string" table:number-columns-spanned="1" table:number-rows-spanned="3" table:style-name="ce212">
            <text:p>本國</text:p>
          </table:table-cell>
          <table:table-cell office:value-type="string" table:number-columns-spanned="1" table:number-rows-spanned="3" table:style-name="ce213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office:value-type="string" table:number-columns-spanned="1" table:number-rows-spanned="3" table:style-name="ce212">
            <text:p>本國</text:p>
          </table:table-cell>
          <table:table-cell office:value-type="string" table:number-columns-spanned="1" table:number-rows-spanned="3" table:style-name="ce213">
            <text:p>大陸港澳</text:p>
            <text:p>地區</text:p>
          </table:table-cell>
          <table:table-cell office:value-type="string" table:number-columns-spanned="1" table:number-rows-spanned="3" table:style-name="ce21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1">
            <text:p>87 年</text:p>
          </table:table-cell>
          <table:table-cell office:value-type="string" table:style-name="ce8">
            <text:p>計</text:p>
          </table:table-cell>
          <table:table-cell office:value-type="float" office:value="271450" table:style-name="ce9">
            <text:p><text:s text:c="3"/>271,450</text:p>
          </table:table-cell>
          <table:table-cell office:value-type="float" office:value="262081" table:style-name="ce9">
            <text:p><text:s text:c="3"/>262,081</text:p>
          </table:table-cell>
          <table:table-cell office:value-type="float" office:value="9294" table:style-name="ce9">
            <text:p><text:s text:c="3"/>9,294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257546" table:number-columns-spanned="1" table:number-rows-spanned="3" table:style-name="ce218">
            <text:p><text:s text:c="3"/>257,546</text:p>
          </table:table-cell>
          <table:table-cell office:value-type="float" office:value="13904" table:number-columns-spanned="2" table:number-rows-spanned="3" table:style-name="ce217">
            <text:p>13,904<text:s/></text:p>
          </table:table-cell>
          <table:covered-table-cell/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41462" table:style-name="ce11">
            <text:p><text:s text:c="3"/>141,462</text:p>
          </table:table-cell>
          <table:table-cell office:value-type="float" office:value="136648" table:style-name="ce12">
            <text:p><text:s text:c="3"/>136,648</text:p>
          </table:table-cell>
          <table:table-cell office:value-type="float" office:value="4773" table:style-name="ce11">
            <text:p><text:s text:c="3"/>4,773</text:p>
          </table:table-cell>
          <table:table-cell office:value-type="float" office:value="41" table:style-name="ce1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29988" table:style-name="ce15">
            <text:p><text:s text:c="3"/>129,988</text:p>
          </table:table-cell>
          <table:table-cell office:value-type="float" office:value="125433" table:style-name="ce12">
            <text:p><text:s text:c="3"/>125,433</text:p>
          </table:table-cell>
          <table:table-cell office:value-type="float" office:value="4521" table:style-name="ce15">
            <text:p><text:s text:c="3"/>4,521</text:p>
          </table:table-cell>
          <table:table-cell office:value-type="float" office:value="34" table:style-name="ce1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11">
            <text:p>88 年</text:p>
          </table:table-cell>
          <table:table-cell office:value-type="string" table:style-name="ce8">
            <text:p>計</text:p>
          </table:table-cell>
          <table:table-cell office:value-type="float" office:value="283661" table:style-name="ce9">
            <text:p><text:s text:c="3"/>283,661</text:p>
          </table:table-cell>
          <table:table-cell office:value-type="float" office:value="274495" table:style-name="ce16">
            <text:p><text:s text:c="3"/>274,495</text:p>
          </table:table-cell>
          <table:table-cell office:value-type="float" office:value="9083" table:style-name="ce9">
            <text:p><text:s text:c="3"/>9,083</text:p>
          </table:table-cell>
          <table:table-cell office:value-type="float" office:value="83" table:style-name="ce16">
            <text:p><text:s text:c="3"/>83</text:p>
          </table:table-cell>
          <table:table-cell office:value-type="float" office:value="266505" table:number-columns-spanned="1" table:number-rows-spanned="3" table:style-name="ce218">
            <text:p><text:s text:c="3"/>266,505</text:p>
          </table:table-cell>
          <table:table-cell office:value-type="float" office:value="17156" table:number-columns-spanned="2" table:number-rows-spanned="3" table:style-name="ce220">
            <text:p>17,156<text:s/></text:p>
          </table:table-cell>
          <table:covered-table-cell/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48042" table:style-name="ce11">
            <text:p><text:s text:c="3"/>148,042</text:p>
          </table:table-cell>
          <table:table-cell office:value-type="float" office:value="143281" table:style-name="ce12">
            <text:p><text:s text:c="3"/>143,281</text:p>
          </table:table-cell>
          <table:table-cell office:value-type="float" office:value="4720" table:style-name="ce11">
            <text:p><text:s text:c="3"/>4,720</text:p>
          </table:table-cell>
          <table:table-cell office:value-type="float" office:value="41" table:style-name="ce1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35619" table:style-name="ce15">
            <text:p><text:s text:c="3"/>135,619</text:p>
          </table:table-cell>
          <table:table-cell office:value-type="float" office:value="131214" table:style-name="ce17">
            <text:p><text:s text:c="3"/>131,214</text:p>
          </table:table-cell>
          <table:table-cell office:value-type="float" office:value="4363" table:style-name="ce15">
            <text:p><text:s text:c="3"/>4,363</text:p>
          </table:table-cell>
          <table:table-cell office:value-type="float" office:value="42" table:style-name="ce17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11">
            <text:p>89 年</text:p>
          </table:table-cell>
          <table:table-cell office:value-type="string" table:style-name="ce8">
            <text:p>計</text:p>
          </table:table-cell>
          <table:table-cell office:value-type="float" office:value="305312" table:style-name="ce9">
            <text:p><text:s text:c="3"/>305,312</text:p>
          </table:table-cell>
          <table:table-cell office:value-type="float" office:value="295294" table:style-name="ce9">
            <text:p><text:s text:c="3"/>295,294</text:p>
          </table:table-cell>
          <table:table-cell office:value-type="float" office:value="9952" table:style-name="ce9">
            <text:p><text:s text:c="3"/>9,952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282073" table:number-columns-spanned="1" table:number-rows-spanned="3" table:style-name="ce218">
            <text:p><text:s text:c="3"/>282,073</text:p>
          </table:table-cell>
          <table:table-cell office:value-type="float" office:value="23239" table:number-columns-spanned="2" table:number-rows-spanned="3" table:style-name="ce217">
            <text:p>23,239<text:s/></text:p>
          </table:table-cell>
          <table:covered-table-cell/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59726" table:style-name="ce11">
            <text:p><text:s text:c="3"/>159,726</text:p>
          </table:table-cell>
          <table:table-cell office:value-type="float" office:value="154636" table:style-name="ce12">
            <text:p><text:s text:c="3"/>154,636</text:p>
          </table:table-cell>
          <table:table-cell office:value-type="float" office:value="5048" table:style-name="ce11">
            <text:p><text:s text:c="3"/>5,048</text:p>
          </table:table-cell>
          <table:table-cell office:value-type="float" office:value="42" table:style-name="ce1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45586" table:style-name="ce15">
            <text:p><text:s text:c="3"/>145,586</text:p>
          </table:table-cell>
          <table:table-cell office:value-type="float" office:value="140658" table:style-name="ce17">
            <text:p><text:s text:c="3"/>140,658</text:p>
          </table:table-cell>
          <table:table-cell office:value-type="float" office:value="4904" table:style-name="ce15">
            <text:p><text:s text:c="3"/>4,904</text:p>
          </table:table-cell>
          <table:table-cell office:value-type="float" office:value="24" table:style-name="ce17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11">
            <text:p>90 年</text:p>
          </table:table-cell>
          <table:table-cell office:value-type="string" table:style-name="ce8">
            <text:p>計</text:p>
          </table:table-cell>
          <table:table-cell office:value-type="float" office:value="260354" table:style-name="ce9">
            <text:p><text:s text:c="3"/>260,354</text:p>
          </table:table-cell>
          <table:table-cell office:value-type="float" office:value="250858" table:style-name="ce9">
            <text:p><text:s text:c="3"/>250,858</text:p>
          </table:table-cell>
          <table:table-cell office:value-type="float" office:value="9433" table:style-name="ce9">
            <text:p><text:s text:c="3"/>9,433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232608" table:number-columns-spanned="1" table:number-rows-spanned="3" table:style-name="ce218">
            <text:p><text:s text:c="3"/>232,608</text:p>
          </table:table-cell>
          <table:table-cell office:value-type="float" office:value="27746" table:number-columns-spanned="2" table:number-rows-spanned="3" table:style-name="ce220">
            <text:p>27,746<text:s/></text:p>
          </table:table-cell>
          <table:covered-table-cell/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35596" table:style-name="ce11">
            <text:p><text:s text:c="3"/>135,596</text:p>
          </table:table-cell>
          <table:table-cell office:value-type="float" office:value="130704" table:style-name="ce12">
            <text:p><text:s text:c="3"/>130,704</text:p>
          </table:table-cell>
          <table:table-cell office:value-type="float" office:value="4856" table:style-name="ce11">
            <text:p><text:s text:c="3"/>4,856</text:p>
          </table:table-cell>
          <table:table-cell office:value-type="float" office:value="36" table:style-name="ce1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24758" table:style-name="ce15">
            <text:p><text:s text:c="3"/>124,758</text:p>
          </table:table-cell>
          <table:table-cell office:value-type="float" office:value="120154" table:style-name="ce17">
            <text:p><text:s text:c="3"/>120,154</text:p>
          </table:table-cell>
          <table:table-cell office:value-type="float" office:value="4577" table:style-name="ce15">
            <text:p><text:s text:c="3"/>4,577</text:p>
          </table:table-cell>
          <table:table-cell office:value-type="float" office:value="27" table:style-name="ce17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11">
            <text:p>91 年</text:p>
          </table:table-cell>
          <table:table-cell office:value-type="string" table:style-name="ce8">
            <text:p>計</text:p>
          </table:table-cell>
          <table:table-cell office:value-type="float" office:value="247530" table:style-name="ce9">
            <text:p><text:s text:c="3"/>247,530</text:p>
          </table:table-cell>
          <table:table-cell office:value-type="float" office:value="238521" table:style-name="ce9">
            <text:p><text:s text:c="3"/>238,521</text:p>
          </table:table-cell>
          <table:table-cell office:value-type="float" office:value="8945" table:style-name="ce9">
            <text:p><text:s text:c="3"/>8,945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216697" table:number-columns-spanned="1" table:number-rows-spanned="3" table:style-name="ce218">
            <text:p><text:s text:c="3"/>216,697</text:p>
          </table:table-cell>
          <table:table-cell office:value-type="float" office:value="30833" table:number-columns-spanned="2" table:number-rows-spanned="3" table:style-name="ce220">
            <text:p>30,833<text:s/></text:p>
          </table:table-cell>
          <table:covered-table-cell/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29537" table:style-name="ce11">
            <text:p><text:s text:c="3"/>129,537</text:p>
          </table:table-cell>
          <table:table-cell office:value-type="float" office:value="124804" table:style-name="ce12">
            <text:p><text:s text:c="3"/>124,804</text:p>
          </table:table-cell>
          <table:table-cell office:value-type="float" office:value="4698" table:style-name="ce11">
            <text:p><text:s text:c="3"/>4,698</text:p>
          </table:table-cell>
          <table:table-cell office:value-type="float" office:value="35" table:style-name="ce1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17993" table:style-name="ce15">
            <text:p><text:s text:c="3"/>117,993</text:p>
          </table:table-cell>
          <table:table-cell office:value-type="float" office:value="113717" table:style-name="ce17">
            <text:p><text:s text:c="3"/>113,717</text:p>
          </table:table-cell>
          <table:table-cell office:value-type="float" office:value="4247" table:style-name="ce15">
            <text:p><text:s text:c="3"/>4,247</text:p>
          </table:table-cell>
          <table:table-cell office:value-type="float" office:value="29" table:style-name="ce17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8"/>
          <table:table-cell office:value-type="string" table:style-name="ce8">
            <text:p>計</text:p>
          </table:table-cell>
          <table:table-cell office:value-type="float" office:value="227070" table:style-name="ce9">
            <text:p><text:s text:c="3"/>227,070</text:p>
          </table:table-cell>
          <table:table-cell office:value-type="float" office:value="218978" table:style-name="ce9">
            <text:p><text:s text:c="3"/>218,978</text:p>
          </table:table-cell>
          <table:table-cell office:value-type="float" office:value="8030" table:style-name="ce11">
            <text:p><text:s text:c="3"/>8,030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196722" table:number-columns-spanned="1" table:number-rows-spanned="3" table:style-name="ce218">
            <text:p><text:s text:c="3"/>196,722</text:p>
          </table:table-cell>
          <table:table-cell office:value-type="float" office:value="30348" table:number-columns-spanned="2" table:number-rows-spanned="3" table:style-name="ce220">
            <text:p>30,348<text:s/></text:p>
          </table:table-cell>
          <table:covered-table-cell/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2 年</text:p>
          </table:table-cell>
          <table:table-cell office:value-type="string" table:style-name="ce10">
            <text:p>男</text:p>
          </table:table-cell>
          <table:table-cell office:value-type="float" office:value="118984" table:style-name="ce11">
            <text:p><text:s text:c="3"/>118,984</text:p>
          </table:table-cell>
          <table:table-cell office:value-type="float" office:value="114801" table:style-name="ce12">
            <text:p><text:s text:c="3"/>114,801</text:p>
          </table:table-cell>
          <table:table-cell office:value-type="float" office:value="4148" table:style-name="ce11">
            <text:p><text:s text:c="3"/>4,148</text:p>
          </table:table-cell>
          <table:table-cell office:value-type="float" office:value="35" table:style-name="ce1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9"/>
          <table:table-cell office:value-type="string" table:style-name="ce14">
            <text:p>女</text:p>
          </table:table-cell>
          <table:table-cell office:value-type="float" office:value="108086" table:style-name="ce15">
            <text:p><text:s text:c="3"/>108,086</text:p>
          </table:table-cell>
          <table:table-cell office:value-type="float" office:value="104177" table:style-name="ce17">
            <text:p><text:s text:c="3"/>104,177</text:p>
          </table:table-cell>
          <table:table-cell office:value-type="float" office:value="3882" table:style-name="ce11">
            <text:p><text:s text:c="3"/>3,882</text:p>
          </table:table-cell>
          <table:table-cell office:value-type="float" office:value="27" table:style-name="ce17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20"/>
          <table:table-cell office:value-type="string" table:style-name="ce8">
            <text:p>計</text:p>
          </table:table-cell>
          <table:table-cell office:value-type="float" office:value="216419" table:style-name="ce9">
            <text:p><text:s text:c="3"/>216,419</text:p>
          </table:table-cell>
          <table:table-cell office:value-type="float" office:value="208471" table:style-name="ce9">
            <text:p><text:s text:c="3"/>208,471</text:p>
          </table:table-cell>
          <table:table-cell office:value-type="float" office:value="7887" table:style-name="ce9">
            <text:p><text:s text:c="3"/>7,887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187753" table:style-name="ce188">
            <text:p><text:s text:c="3"/>187,753</text:p>
          </table:table-cell>
          <table:table-cell office:value-type="float" office:value="11206" table:style-name="ce188">
            <text:p><text:s text:c="3"/>11,206</text:p>
          </table:table-cell>
          <table:table-cell office:value-type="float" office:value="17460" table:style-name="ce189">
            <text:p><text:s text:c="3"/>17,460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3 年</text:p>
          </table:table-cell>
          <table:table-cell office:value-type="string" table:style-name="ce10">
            <text:p>男</text:p>
          </table:table-cell>
          <table:table-cell office:value-type="float" office:value="113639" table:style-name="ce22">
            <text:p><text:s text:c="3"/>113,639</text:p>
          </table:table-cell>
          <table:table-cell office:value-type="float" office:value="109450" table:style-name="ce22">
            <text:p><text:s text:c="3"/>109,450</text:p>
          </table:table-cell>
          <table:table-cell office:value-type="float" office:value="4156" table:style-name="ce11">
            <text:p><text:s text:c="3"/>4,156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98704" table:style-name="ce190">
            <text:p><text:s text:c="3"/>98,704</text:p>
          </table:table-cell>
          <table:table-cell office:value-type="float" office:value="5885" table:style-name="ce190">
            <text:p><text:s text:c="3"/>5,885</text:p>
          </table:table-cell>
          <table:table-cell office:value-type="float" office:value="9050" table:style-name="ce190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23"/>
          <table:table-cell office:value-type="string" table:style-name="ce14">
            <text:p>女</text:p>
          </table:table-cell>
          <table:table-cell office:value-type="float" office:value="102780" table:style-name="ce24">
            <text:p><text:s text:c="3"/>102,780</text:p>
          </table:table-cell>
          <table:table-cell office:value-type="float" office:value="99021" table:style-name="ce24">
            <text:p><text:s text:c="3"/>99,021</text:p>
          </table:table-cell>
          <table:table-cell office:value-type="float" office:value="3731" table:style-name="ce15">
            <text:p><text:s text:c="3"/>3,731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89049" table:style-name="ce191">
            <text:p><text:s text:c="3"/>89,049</text:p>
          </table:table-cell>
          <table:table-cell office:value-type="float" office:value="5321" table:style-name="ce191">
            <text:p><text:s text:c="3"/>5,321</text:p>
          </table:table-cell>
          <table:table-cell office:value-type="float" office:value="8410" table:style-name="ce191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8"/>
          <table:table-cell office:value-type="string" table:style-name="ce8">
            <text:p>計</text:p>
          </table:table-cell>
          <table:table-cell office:value-type="float" office:value="205854" table:style-name="ce9">
            <text:p><text:s text:c="3"/>205,854</text:p>
          </table:table-cell>
          <table:table-cell office:value-type="float" office:value="197572" table:style-name="ce9">
            <text:p><text:s text:c="3"/>197,572</text:p>
          </table:table-cell>
          <table:table-cell office:value-type="float" office:value="8245" table:style-name="ce11">
            <text:p><text:s text:c="3"/>8,245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79345" table:style-name="ce188">
            <text:p><text:s text:c="3"/>179,345</text:p>
          </table:table-cell>
          <table:table-cell office:value-type="float" office:value="10022" table:style-name="ce188">
            <text:p><text:s text:c="3"/>10,022</text:p>
          </table:table-cell>
          <table:table-cell office:value-type="float" office:value="16487" table:style-name="ce189">
            <text:p><text:s text:c="3"/>16,487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4 年</text:p>
          </table:table-cell>
          <table:table-cell office:value-type="string" table:style-name="ce10">
            <text:p>男</text:p>
          </table:table-cell>
          <table:table-cell office:value-type="float" office:value="107378" table:style-name="ce11">
            <text:p><text:s text:c="3"/>107,378</text:p>
          </table:table-cell>
          <table:table-cell office:value-type="float" office:value="103143" table:style-name="ce11">
            <text:p><text:s text:c="3"/>103,143</text:p>
          </table:table-cell>
          <table:table-cell office:value-type="float" office:value="4216" table:style-name="ce11">
            <text:p><text:s text:c="3"/>4,216</text:p>
          </table:table-cell>
          <table:table-cell office:value-type="float" office:value="19" table:style-name="ce11">
            <text:p><text:s text:c="3"/>19</text:p>
          </table:table-cell>
          <table:table-cell office:value-type="float" office:value="93527" table:style-name="ce192">
            <text:p><text:s text:c="3"/>93,527</text:p>
          </table:table-cell>
          <table:table-cell office:value-type="float" office:value="5219" table:style-name="ce192">
            <text:p><text:s text:c="3"/>5,219</text:p>
          </table:table-cell>
          <table:table-cell office:value-type="float" office:value="8632" table:style-name="ce193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9"/>
          <table:table-cell office:value-type="string" table:style-name="ce26">
            <text:p>女</text:p>
          </table:table-cell>
          <table:table-cell office:value-type="float" office:value="98476" table:style-name="ce15">
            <text:p><text:s text:c="3"/>98,476</text:p>
          </table:table-cell>
          <table:table-cell office:value-type="float" office:value="94429" table:style-name="ce15">
            <text:p><text:s text:c="3"/>94,429</text:p>
          </table:table-cell>
          <table:table-cell office:value-type="float" office:value="4029" table:style-name="ce15">
            <text:p><text:s text:c="3"/>4,029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85818" table:style-name="ce194">
            <text:p><text:s text:c="3"/>85,818</text:p>
          </table:table-cell>
          <table:table-cell office:value-type="float" office:value="4803" table:style-name="ce194">
            <text:p><text:s text:c="3"/>4,803</text:p>
          </table:table-cell>
          <table:table-cell office:value-type="float" office:value="7855" table:style-name="ce195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20"/>
          <table:table-cell office:value-type="string" table:style-name="ce8">
            <text:p>計</text:p>
          </table:table-cell>
          <table:table-cell office:value-type="float" office:value="204459" table:style-name="ce9">
            <text:p><text:s text:c="3"/>204,459</text:p>
          </table:table-cell>
          <table:table-cell office:value-type="float" office:value="195864" table:style-name="ce9">
            <text:p><text:s text:c="3"/>195,864</text:p>
          </table:table-cell>
          <table:table-cell office:value-type="float" office:value="8560" table:style-name="ce9">
            <text:p><text:s text:c="3"/>8,560</text:p>
          </table:table-cell>
          <table:table-cell office:value-type="float" office:value="35" table:style-name="ce9">
            <text:p><text:s text:c="3"/>35</text:p>
          </table:table-cell>
          <table:table-cell office:value-type="float" office:value="180556" table:style-name="ce188">
            <text:p><text:s text:c="3"/>180,556</text:p>
          </table:table-cell>
          <table:table-cell office:value-type="float" office:value="10423" table:style-name="ce188">
            <text:p><text:s text:c="3"/>10,423</text:p>
          </table:table-cell>
          <table:table-cell office:value-type="float" office:value="13480" table:style-name="ce189">
            <text:p><text:s text:c="3"/>13,480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5 年</text:p>
          </table:table-cell>
          <table:table-cell office:value-type="string" table:style-name="ce10">
            <text:p>男</text:p>
          </table:table-cell>
          <table:table-cell office:value-type="float" office:value="106936" table:style-name="ce11">
            <text:p><text:s text:c="3"/>106,936</text:p>
          </table:table-cell>
          <table:table-cell office:value-type="float" office:value="102503" table:style-name="ce11">
            <text:p><text:s text:c="3"/>102,503</text:p>
          </table:table-cell>
          <table:table-cell office:value-type="float" office:value="4414" table:style-name="ce11">
            <text:p><text:s text:c="3"/>4,414</text:p>
          </table:table-cell>
          <table:table-cell office:value-type="float" office:value="19" table:style-name="ce11">
            <text:p><text:s text:c="3"/>19</text:p>
          </table:table-cell>
          <table:table-cell office:value-type="float" office:value="94517" table:style-name="ce192">
            <text:p><text:s text:c="3"/>94,517</text:p>
          </table:table-cell>
          <table:table-cell office:value-type="float" office:value="5479" table:style-name="ce192">
            <text:p><text:s text:c="3"/>5,479</text:p>
          </table:table-cell>
          <table:table-cell office:value-type="float" office:value="6940" table:style-name="ce193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23"/>
          <table:table-cell office:value-type="string" table:style-name="ce26">
            <text:p>女</text:p>
          </table:table-cell>
          <table:table-cell office:value-type="float" office:value="97523" table:style-name="ce15">
            <text:p><text:s text:c="3"/>97,523</text:p>
          </table:table-cell>
          <table:table-cell office:value-type="float" office:value="93361" table:style-name="ce15">
            <text:p><text:s text:c="3"/>93,361</text:p>
          </table:table-cell>
          <table:table-cell office:value-type="float" office:value="4146" table:style-name="ce15">
            <text:p><text:s text:c="3"/>4,146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86039" table:style-name="ce194">
            <text:p><text:s text:c="3"/>86,039</text:p>
          </table:table-cell>
          <table:table-cell office:value-type="float" office:value="4944" table:style-name="ce194">
            <text:p><text:s text:c="3"/>4,944</text:p>
          </table:table-cell>
          <table:table-cell office:value-type="float" office:value="6540" table:style-name="ce195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8"/>
          <table:table-cell office:value-type="string" table:style-name="ce8">
            <text:p>計</text:p>
          </table:table-cell>
          <table:table-cell office:value-type="float" office:value="204414" table:style-name="ce9">
            <text:p><text:s text:c="3"/>204,414</text:p>
          </table:table-cell>
          <table:table-cell office:value-type="float" office:value="195375" table:style-name="ce9">
            <text:p><text:s text:c="3"/>195,375</text:p>
          </table:table-cell>
          <table:table-cell office:value-type="float" office:value="8979" table:style-name="ce9">
            <text:p><text:s text:c="3"/>8,979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183509" table:style-name="ce188">
            <text:p><text:s text:c="3"/>183,509</text:p>
          </table:table-cell>
          <table:table-cell office:value-type="float" office:value="10117" table:style-name="ce188">
            <text:p><text:s text:c="3"/>10,117</text:p>
          </table:table-cell>
          <table:table-cell office:value-type="float" office:value="10788" table:style-name="ce189">
            <text:p><text:s text:c="3"/>10,788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6 年</text:p>
          </table:table-cell>
          <table:table-cell office:value-type="string" table:style-name="ce10">
            <text:p>男</text:p>
          </table:table-cell>
          <table:table-cell office:value-type="float" office:value="106898" table:style-name="ce11">
            <text:p><text:s text:c="3"/>106,898</text:p>
          </table:table-cell>
          <table:table-cell office:value-type="float" office:value="102245" table:style-name="ce11">
            <text:p><text:s text:c="3"/>102,245</text:p>
          </table:table-cell>
          <table:table-cell office:value-type="float" office:value="4617" table:style-name="ce11">
            <text:p><text:s text:c="3"/>4,617</text:p>
          </table:table-cell>
          <table:table-cell office:value-type="float" office:value="36" table:style-name="ce11">
            <text:p><text:s text:c="3"/>36</text:p>
          </table:table-cell>
          <table:table-cell office:value-type="float" office:value="95896" table:style-name="ce192">
            <text:p><text:s text:c="3"/>95,896</text:p>
          </table:table-cell>
          <table:table-cell office:value-type="float" office:value="5328" table:style-name="ce192">
            <text:p><text:s text:c="3"/>5,328</text:p>
          </table:table-cell>
          <table:table-cell office:value-type="float" office:value="5674" table:style-name="ce193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9"/>
          <table:table-cell office:value-type="string" table:style-name="ce28">
            <text:p>女</text:p>
          </table:table-cell>
          <table:table-cell office:value-type="float" office:value="97516" table:style-name="ce15">
            <text:p><text:s text:c="3"/>97,516</text:p>
          </table:table-cell>
          <table:table-cell office:value-type="float" office:value="93130" table:style-name="ce15">
            <text:p><text:s text:c="3"/>93,130</text:p>
          </table:table-cell>
          <table:table-cell office:value-type="float" office:value="4362" table:style-name="ce15">
            <text:p><text:s text:c="3"/>4,362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87613" table:style-name="ce194">
            <text:p><text:s text:c="3"/>87,613</text:p>
          </table:table-cell>
          <table:table-cell office:value-type="float" office:value="4789" table:style-name="ce194">
            <text:p><text:s text:c="3"/>4,789</text:p>
          </table:table-cell>
          <table:table-cell office:value-type="float" office:value="5114" table:style-name="ce195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20"/>
          <table:table-cell office:value-type="string" table:style-name="ce8">
            <text:p>計</text:p>
          </table:table-cell>
          <table:table-cell office:value-type="float" office:value="198733" table:style-name="ce29">
            <text:p><text:s text:c="3"/>198,733</text:p>
          </table:table-cell>
          <table:table-cell office:value-type="float" office:value="190498" table:style-name="ce29">
            <text:p><text:s text:c="3"/>190,498</text:p>
          </table:table-cell>
          <table:table-cell office:value-type="float" office:value="8195" table:style-name="ce29">
            <text:p><text:s text:c="3"/>8,19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179647" table:style-name="ce196">
            <text:p><text:s text:c="3"/>179,647</text:p>
          </table:table-cell>
          <table:table-cell office:value-type="float" office:value="9834" table:style-name="ce196">
            <text:p><text:s text:c="3"/>9,834</text:p>
          </table:table-cell>
          <table:table-cell office:value-type="float" office:value="9252" table:style-name="ce197">
            <text:p><text:s text:c="3"/>9,252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7 年</text:p>
          </table:table-cell>
          <table:table-cell office:value-type="string" table:style-name="ce10">
            <text:p>男</text:p>
          </table:table-cell>
          <table:table-cell office:value-type="float" office:value="103937" table:style-name="ce30">
            <text:p><text:s text:c="3"/>103,937</text:p>
          </table:table-cell>
          <table:table-cell office:value-type="float" office:value="99790" table:style-name="ce30">
            <text:p><text:s text:c="3"/>99,790</text:p>
          </table:table-cell>
          <table:table-cell office:value-type="float" office:value="4124" table:style-name="ce30">
            <text:p><text:s text:c="3"/>4,124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93858" table:style-name="ce198">
            <text:p><text:s text:c="3"/>93,858</text:p>
          </table:table-cell>
          <table:table-cell office:value-type="float" office:value="5211" table:style-name="ce198">
            <text:p><text:s text:c="3"/>5,211</text:p>
          </table:table-cell>
          <table:table-cell office:value-type="float" office:value="4868" table:style-name="ce190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23"/>
          <table:table-cell office:value-type="string" table:style-name="ce26">
            <text:p>女</text:p>
          </table:table-cell>
          <table:table-cell office:value-type="float" office:value="94796" table:style-name="ce31">
            <text:p><text:s text:c="3"/>94,796</text:p>
          </table:table-cell>
          <table:table-cell office:value-type="float" office:value="90708" table:style-name="ce31">
            <text:p><text:s text:c="3"/>90,708</text:p>
          </table:table-cell>
          <table:table-cell office:value-type="float" office:value="4071" table:style-name="ce31">
            <text:p><text:s text:c="3"/>4,071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85789" table:style-name="ce199">
            <text:p><text:s text:c="3"/>85,789</text:p>
          </table:table-cell>
          <table:table-cell office:value-type="float" office:value="4623" table:style-name="ce199">
            <text:p><text:s text:c="3"/>4,623</text:p>
          </table:table-cell>
          <table:table-cell office:value-type="float" office:value="4384" table:style-name="ce190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8"/>
          <table:table-cell office:value-type="string" table:style-name="ce8">
            <text:p>計</text:p>
          </table:table-cell>
          <table:table-cell office:value-type="float" office:value="191310" table:style-name="ce9">
            <text:p><text:s text:c="3"/>191,310</text:p>
          </table:table-cell>
          <table:table-cell office:value-type="float" office:value="183801" table:style-name="ce9">
            <text:p><text:s text:c="3"/>183,801</text:p>
          </table:table-cell>
          <table:table-cell office:value-type="float" office:value="7472" table:style-name="ce9">
            <text:p><text:s text:c="3"/>7,472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74698" table:style-name="ce188">
            <text:p><text:s text:c="3"/>174,698</text:p>
          </table:table-cell>
          <table:table-cell office:value-type="float" office:value="8871" table:style-name="ce188">
            <text:p><text:s text:c="3"/>8,871</text:p>
          </table:table-cell>
          <table:table-cell office:value-type="float" office:value="7741" table:style-name="ce189">
            <text:p><text:s text:c="3"/>7,741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8 年</text:p>
          </table:table-cell>
          <table:table-cell office:value-type="string" table:style-name="ce10">
            <text:p>男</text:p>
          </table:table-cell>
          <table:table-cell office:value-type="float" office:value="99492" table:style-name="ce11">
            <text:p><text:s text:c="3"/>99,492</text:p>
          </table:table-cell>
          <table:table-cell office:value-type="float" office:value="95644" table:style-name="ce11">
            <text:p><text:s text:c="3"/>95,644</text:p>
          </table:table-cell>
          <table:table-cell office:value-type="float" office:value="3827" table:style-name="ce11">
            <text:p><text:s text:c="3"/>3,827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90797" table:style-name="ce192">
            <text:p><text:s text:c="3"/>90,797</text:p>
          </table:table-cell>
          <table:table-cell office:value-type="float" office:value="4633" table:style-name="ce192">
            <text:p><text:s text:c="3"/>4,633</text:p>
          </table:table-cell>
          <table:table-cell office:value-type="float" office:value="4062" table:style-name="ce193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19"/>
          <table:table-cell office:value-type="string" table:style-name="ce26">
            <text:p>女</text:p>
          </table:table-cell>
          <table:table-cell office:value-type="float" office:value="91818" table:style-name="ce15">
            <text:p><text:s text:c="3"/>91,818</text:p>
          </table:table-cell>
          <table:table-cell office:value-type="float" office:value="88157" table:style-name="ce15">
            <text:p><text:s text:c="3"/>88,157</text:p>
          </table:table-cell>
          <table:table-cell office:value-type="float" office:value="3645" table:style-name="ce15">
            <text:p><text:s text:c="3"/>3,645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83901" table:style-name="ce194">
            <text:p><text:s text:c="3"/>83,901</text:p>
          </table:table-cell>
          <table:table-cell office:value-type="float" office:value="4238" table:style-name="ce194">
            <text:p><text:s text:c="3"/>4,238</text:p>
          </table:table-cell>
          <table:table-cell office:value-type="float" office:value="3679" table:style-name="ce195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95"/>
          <table:table-cell office:value-type="string" table:style-name="ce32">
            <text:p>計</text:p>
          </table:table-cell>
          <table:table-cell office:value-type="float" office:value="166886" table:style-name="ce29">
            <text:p><text:s text:c="3"/>166,886</text:p>
          </table:table-cell>
          <table:table-cell office:value-type="float" office:value="159328" table:style-name="ce29">
            <text:p><text:s text:c="3"/>159,328</text:p>
          </table:table-cell>
          <table:table-cell office:value-type="float" office:value="7532" table:style-name="ce29">
            <text:p><text:s text:c="3"/>7,53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52363" table:style-name="ce196">
            <text:p><text:s text:c="3"/>152,363</text:p>
          </table:table-cell>
          <table:table-cell office:value-type="float" office:value="8185" table:style-name="ce196">
            <text:p><text:s text:c="3"/>8,185</text:p>
          </table:table-cell>
          <table:table-cell office:value-type="float" office:value="6338" table:style-name="ce190">
            <text:p><text:s text:c="3"/>6,338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94">
            <text:p>99 年</text:p>
          </table:table-cell>
          <table:table-cell office:value-type="string" table:style-name="ce33">
            <text:p>男</text:p>
          </table:table-cell>
          <table:table-cell office:value-type="float" office:value="87213" table:style-name="ce30">
            <text:p><text:s text:c="3"/>87,213</text:p>
          </table:table-cell>
          <table:table-cell office:value-type="float" office:value="83286" table:style-name="ce30">
            <text:p><text:s text:c="3"/>83,286</text:p>
          </table:table-cell>
          <table:table-cell office:value-type="float" office:value="3914" table:style-name="ce30">
            <text:p><text:s text:c="3"/>3,914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79528" table:style-name="ce198">
            <text:p><text:s text:c="3"/>79,528</text:p>
          </table:table-cell>
          <table:table-cell office:value-type="float" office:value="4319" table:style-name="ce198">
            <text:p><text:s text:c="3"/>4,319</text:p>
          </table:table-cell>
          <table:table-cell office:value-type="float" office:value="3366" table:style-name="ce190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96"/>
          <table:table-cell office:value-type="string" table:style-name="ce33">
            <text:p>女</text:p>
          </table:table-cell>
          <table:table-cell office:value-type="float" office:value="79673" table:style-name="ce31">
            <text:p><text:s text:c="3"/>79,673</text:p>
          </table:table-cell>
          <table:table-cell office:value-type="float" office:value="76042" table:style-name="ce31">
            <text:p><text:s text:c="3"/>76,042</text:p>
          </table:table-cell>
          <table:table-cell office:value-type="float" office:value="3618" table:style-name="ce31">
            <text:p><text:s text:c="3"/>3,618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72835" table:style-name="ce199">
            <text:p><text:s text:c="3"/>72,835</text:p>
          </table:table-cell>
          <table:table-cell office:value-type="float" office:value="3866" table:style-name="ce199">
            <text:p><text:s text:c="3"/>3,866</text:p>
          </table:table-cell>
          <table:table-cell office:value-type="float" office:value="2972" table:style-name="ce191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23">
            <text:p>100年</text:p>
          </table:table-cell>
          <table:table-cell office:value-type="string" table:style-name="ce8">
            <text:p>計</text:p>
          </table:table-cell>
          <table:table-cell office:value-type="float" office:value="196627" table:style-name="ce9">
            <text:p><text:s text:c="3"/>196,627</text:p>
          </table:table-cell>
          <table:table-cell office:value-type="float" office:value="189162" table:style-name="ce9">
            <text:p><text:s text:c="3"/>189,162</text:p>
          </table:table-cell>
          <table:table-cell office:value-type="float" office:value="7452" table:style-name="ce9">
            <text:p><text:s text:c="3"/>7,452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181230" table:style-name="ce188">
            <text:p><text:s text:c="3"/>181,230</text:p>
          </table:table-cell>
          <table:table-cell office:value-type="float" office:value="8937" table:style-name="ce188">
            <text:p><text:s text:c="3"/>8,937</text:p>
          </table:table-cell>
          <table:table-cell office:value-type="float" office:value="6460" table:style-name="ce189">
            <text:p><text:s text:c="3"/>6,460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01943" table:style-name="ce11">
            <text:p><text:s text:c="3"/>101,943</text:p>
          </table:table-cell>
          <table:table-cell office:value-type="float" office:value="98098" table:style-name="ce11">
            <text:p><text:s text:c="3"/>98,098</text:p>
          </table:table-cell>
          <table:table-cell office:value-type="float" office:value="3838" table:style-name="ce11">
            <text:p><text:s text:c="3"/>3,838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93982" table:style-name="ce192">
            <text:p><text:s text:c="3"/>93,982</text:p>
          </table:table-cell>
          <table:table-cell office:value-type="float" office:value="4676" table:style-name="ce192">
            <text:p><text:s text:c="3"/>4,676</text:p>
          </table:table-cell>
          <table:table-cell office:value-type="float" office:value="3285" table:style-name="ce193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94684" table:style-name="ce15">
            <text:p><text:s text:c="3"/>94,684</text:p>
          </table:table-cell>
          <table:table-cell office:value-type="float" office:value="91064" table:style-name="ce15">
            <text:p><text:s text:c="3"/>91,064</text:p>
          </table:table-cell>
          <table:table-cell office:value-type="float" office:value="3614" table:style-name="ce15">
            <text:p><text:s text:c="3"/>3,614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87248" table:style-name="ce194">
            <text:p><text:s text:c="3"/>87,248</text:p>
          </table:table-cell>
          <table:table-cell office:value-type="float" office:value="4261" table:style-name="ce194">
            <text:p><text:s text:c="3"/>4,261</text:p>
          </table:table-cell>
          <table:table-cell office:value-type="float" office:value="3175" table:style-name="ce195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23">
            <text:p>101年</text:p>
          </table:table-cell>
          <table:table-cell office:value-type="string" table:style-name="ce8">
            <text:p>計</text:p>
          </table:table-cell>
          <table:table-cell office:value-type="float" office:value="229481" table:style-name="ce9">
            <text:p><text:s text:c="3"/>229,481</text:p>
          </table:table-cell>
          <table:table-cell office:value-type="float" office:value="221213" table:style-name="ce9">
            <text:p><text:s text:c="3"/>221,213</text:p>
          </table:table-cell>
          <table:table-cell office:value-type="float" office:value="8250" table:style-name="ce9">
            <text:p><text:s text:c="3"/>8,250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212186" table:style-name="ce188">
            <text:p><text:s text:c="3"/>212,186</text:p>
          </table:table-cell>
          <table:table-cell office:value-type="float" office:value="10056" table:style-name="ce188">
            <text:p><text:s text:c="3"/>10,056</text:p>
          </table:table-cell>
          <table:table-cell office:value-type="float" office:value="7239" table:style-name="ce189">
            <text:p><text:s text:c="3"/>7,239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18848" table:style-name="ce11">
            <text:p><text:s text:c="3"/>118,848</text:p>
          </table:table-cell>
          <table:table-cell office:value-type="float" office:value="114511" table:style-name="ce11">
            <text:p><text:s text:c="3"/>114,511</text:p>
          </table:table-cell>
          <table:table-cell office:value-type="float" office:value="4325" table:style-name="ce11">
            <text:p><text:s text:c="3"/>4,325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09821" table:style-name="ce192">
            <text:p><text:s text:c="3"/>109,821</text:p>
          </table:table-cell>
          <table:table-cell office:value-type="float" office:value="5269" table:style-name="ce192">
            <text:p><text:s text:c="3"/>5,269</text:p>
          </table:table-cell>
          <table:table-cell office:value-type="float" office:value="3758" table:style-name="ce193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10633" table:style-name="ce15">
            <text:p><text:s text:c="3"/>110,633</text:p>
          </table:table-cell>
          <table:table-cell office:value-type="float" office:value="106702" table:style-name="ce15">
            <text:p><text:s text:c="3"/>106,702</text:p>
          </table:table-cell>
          <table:table-cell office:value-type="float" office:value="3925" table:style-name="ce15">
            <text:p><text:s text:c="3"/>3,925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102365" table:style-name="ce194">
            <text:p><text:s text:c="3"/>102,365</text:p>
          </table:table-cell>
          <table:table-cell office:value-type="float" office:value="4787" table:style-name="ce194">
            <text:p><text:s text:c="3"/>4,787</text:p>
          </table:table-cell>
          <table:table-cell office:value-type="float" office:value="3481" table:style-name="ce195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23">
            <text:p>102年</text:p>
          </table:table-cell>
          <table:table-cell office:value-type="string" table:style-name="ce97">
            <text:p>計</text:p>
          </table:table-cell>
          <table:table-cell office:value-type="float" office:value="199113" table:style-name="ce9">
            <text:p><text:s text:c="3"/>199,113</text:p>
          </table:table-cell>
          <table:table-cell office:value-type="float" office:value="191137" table:style-name="ce9">
            <text:p><text:s text:c="3"/>191,137</text:p>
          </table:table-cell>
          <table:table-cell office:value-type="float" office:value="7964" table:style-name="ce9">
            <text:p><text:s text:c="3"/>7,964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85194" table:style-name="ce188">
            <text:p><text:s text:c="3"/>185,194</text:p>
          </table:table-cell>
          <table:table-cell office:value-type="float" office:value="8035" table:style-name="ce188">
            <text:p><text:s text:c="3"/>8,035</text:p>
          </table:table-cell>
          <table:table-cell office:value-type="float" office:value="5884" table:style-name="ce189">
            <text:p><text:s text:c="3"/>5,884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98">
            <text:p>男</text:p>
          </table:table-cell>
          <table:table-cell office:value-type="float" office:value="103120" table:style-name="ce11">
            <text:p><text:s text:c="3"/>103,120</text:p>
          </table:table-cell>
          <table:table-cell office:value-type="float" office:value="99037" table:style-name="ce11">
            <text:p><text:s text:c="3"/>99,037</text:p>
          </table:table-cell>
          <table:table-cell office:value-type="float" office:value="4078" table:style-name="ce11">
            <text:p><text:s text:c="3"/>4,078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95857" table:style-name="ce192">
            <text:p><text:s text:c="3"/>95,857</text:p>
          </table:table-cell>
          <table:table-cell office:value-type="float" office:value="4213" table:style-name="ce192">
            <text:p><text:s text:c="3"/>4,213</text:p>
          </table:table-cell>
          <table:table-cell office:value-type="float" office:value="3050" table:style-name="ce193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95993" table:style-name="ce15">
            <text:p><text:s text:c="3"/>95,993</text:p>
          </table:table-cell>
          <table:table-cell office:value-type="float" office:value="92100" table:style-name="ce15">
            <text:p><text:s text:c="3"/>92,100</text:p>
          </table:table-cell>
          <table:table-cell office:value-type="float" office:value="3886" table:style-name="ce15">
            <text:p><text:s text:c="3"/>3,886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89337" table:style-name="ce194">
            <text:p><text:s text:c="3"/>89,337</text:p>
          </table:table-cell>
          <table:table-cell office:value-type="float" office:value="3822" table:style-name="ce194">
            <text:p><text:s text:c="3"/>3,822</text:p>
          </table:table-cell>
          <table:table-cell office:value-type="float" office:value="2834" table:style-name="ce195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6632" table:style-name="ce37">
            <text:p><text:s text:c="3"/>16,632</text:p>
          </table:table-cell>
          <table:table-cell office:value-type="float" office:value="16004" table:style-name="ce38">
            <text:p><text:s text:c="3"/>16,004</text:p>
          </table:table-cell>
          <table:table-cell office:value-type="float" office:value="627" table:style-name="ce38">
            <text:p><text:s text:c="3"/>62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500" table:style-name="ce200">
            <text:p><text:s text:c="3"/>15,500</text:p>
          </table:table-cell>
          <table:table-cell office:value-type="float" office:value="657" table:style-name="ce201">
            <text:p><text:s text:c="3"/>657</text:p>
          </table:table-cell>
          <table:table-cell office:value-type="float" office:value="475" table:style-name="ce201">
            <text:p><text:s text:c="3"/>475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11 月</text:p>
          </table:table-cell>
          <table:table-cell office:value-type="string" table:style-name="ce98">
            <text:p>男</text:p>
          </table:table-cell>
          <table:table-cell office:value-type="float" office:value="8592" table:style-name="ce40">
            <text:p><text:s text:c="3"/>8,592</text:p>
          </table:table-cell>
          <table:table-cell office:value-type="float" office:value="8263" table:style-name="ce41">
            <text:p><text:s text:c="3"/>8,263</text:p>
          </table:table-cell>
          <table:table-cell office:value-type="float" office:value="329" table:style-name="ce40">
            <text:p><text:s text:c="3"/>329</text:p>
          </table:table-cell>
          <table:table-cell office:value-type="float" office:value="0" table:style-name="ce41">
            <text:p>—</text:p>
          </table:table-cell>
          <table:table-cell office:value-type="float" office:value="8013" table:style-name="ce202">
            <text:p><text:s text:c="3"/>8,013</text:p>
          </table:table-cell>
          <table:table-cell office:value-type="float" office:value="340" table:style-name="ce203">
            <text:p><text:s text:c="3"/>340</text:p>
          </table:table-cell>
          <table:table-cell office:value-type="float" office:value="239" table:style-name="ce203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8040" table:style-name="ce40">
            <text:p><text:s text:c="3"/>8,040</text:p>
          </table:table-cell>
          <table:table-cell office:value-type="float" office:value="7741" table:style-name="ce41">
            <text:p><text:s text:c="3"/>7,741</text:p>
          </table:table-cell>
          <table:table-cell office:value-type="float" office:value="298" table:style-name="ce40">
            <text:p><text:s text:c="3"/>29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487" table:style-name="ce202">
            <text:p><text:s text:c="3"/>7,487</text:p>
          </table:table-cell>
          <table:table-cell office:value-type="float" office:value="317" table:style-name="ce203">
            <text:p><text:s text:c="3"/>317</text:p>
          </table:table-cell>
          <table:table-cell office:value-type="float" office:value="236" table:style-name="ce203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7451" table:style-name="ce37">
            <text:p><text:s text:c="3"/>17,451</text:p>
          </table:table-cell>
          <table:table-cell office:value-type="float" office:value="16781" table:style-name="ce38">
            <text:p><text:s text:c="3"/>16,781</text:p>
          </table:table-cell>
          <table:table-cell office:value-type="float" office:value="669" table:style-name="ce38">
            <text:p><text:s text:c="3"/>66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6300" table:style-name="ce200">
            <text:p><text:s text:c="3"/>16,300</text:p>
          </table:table-cell>
          <table:table-cell office:value-type="float" office:value="646" table:style-name="ce201">
            <text:p><text:s text:c="3"/>646</text:p>
          </table:table-cell>
          <table:table-cell office:value-type="float" office:value="505" table:style-name="ce201">
            <text:p><text:s text:c="3"/>505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12 月</text:p>
          </table:table-cell>
          <table:table-cell office:value-type="string" table:style-name="ce98">
            <text:p>男</text:p>
          </table:table-cell>
          <table:table-cell office:value-type="float" office:value="8988" table:style-name="ce40">
            <text:p><text:s text:c="3"/>8,988</text:p>
          </table:table-cell>
          <table:table-cell office:value-type="float" office:value="8656" table:style-name="ce41">
            <text:p><text:s text:c="3"/>8,656</text:p>
          </table:table-cell>
          <table:table-cell office:value-type="float" office:value="331" table:style-name="ce40">
            <text:p><text:s text:c="3"/>33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402" table:style-name="ce202">
            <text:p><text:s text:c="3"/>8,402</text:p>
          </table:table-cell>
          <table:table-cell office:value-type="float" office:value="341" table:style-name="ce203">
            <text:p><text:s text:c="3"/>341</text:p>
          </table:table-cell>
          <table:table-cell office:value-type="float" office:value="245" table:style-name="ce203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8463" table:style-name="ce40">
            <text:p><text:s text:c="3"/>8,463</text:p>
          </table:table-cell>
          <table:table-cell office:value-type="float" office:value="8125" table:style-name="ce41">
            <text:p><text:s text:c="3"/>8,125</text:p>
          </table:table-cell>
          <table:table-cell office:value-type="float" office:value="338" table:style-name="ce40">
            <text:p><text:s text:c="3"/>338</text:p>
          </table:table-cell>
          <table:table-cell office:value-type="float" office:value="0" table:style-name="ce43">
            <text:p>—</text:p>
          </table:table-cell>
          <table:table-cell office:value-type="float" office:value="7898" table:style-name="ce202">
            <text:p><text:s text:c="3"/>7,898</text:p>
          </table:table-cell>
          <table:table-cell office:value-type="float" office:value="305" table:style-name="ce203">
            <text:p><text:s text:c="3"/>305</text:p>
          </table:table-cell>
          <table:table-cell office:value-type="float" office:value="260" table:style-name="ce203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24">
            <text:p>103年</text:p>
            <text:p>截至11月止</text:p>
          </table:table-cell>
          <table:table-cell office:value-type="string" table:style-name="ce97">
            <text:p>計</text:p>
          </table:table-cell>
          <table:table-cell office:value-type="float" office:value="189230" table:style-name="ce44">
            <text:p><text:s text:c="3"/>189,230</text:p>
          </table:table-cell>
          <table:table-cell office:value-type="float" office:value="182121" table:style-name="ce44">
            <text:p><text:s text:c="3"/>182,121</text:p>
          </table:table-cell>
          <table:table-cell office:value-type="float" office:value="7103" table:style-name="ce44">
            <text:p><text:s text:c="3"/>7,103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176690" table:style-name="ce204">
            <text:p><text:s text:c="3"/>176,690</text:p>
          </table:table-cell>
          <table:table-cell office:value-type="float" office:value="7374" table:style-name="ce204">
            <text:p><text:s text:c="3"/>7,374</text:p>
          </table:table-cell>
          <table:table-cell office:value-type="float" office:value="5166" table:style-name="ce204">
            <text:p><text:s text:c="3"/>5,166</text:p>
          </table:table-cell>
          <table:table-cell office:value-type="float" office:value="186967" table:formula="of:=SUM([.J64];[.J67];[.J70];[.J73];[.J76];[.J79];[.J82];[.J85];[.J88];[.J91];[.J94])" table:style-name="ce174">
            <text:p><text:s text:c="3"/>186,967</text:p>
          </table:table-cell>
          <table:table-cell office:value-type="float" office:value="600" table:formula="of:=SUM([.K64];[.K67];[.K70];[.K73];[.K76];[.K79];[.K82];[.K85];[.K88];[.K91];[.K94])" table:style-name="ce174">
            <text:p><text:s text:c="3"/>600</text:p>
          </table:table-cell>
          <table:table-cell office:value-type="float" office:value="1663" table:formula="of:=SUM([.L64];[.L67];[.L70];[.L73];[.L76];[.L79];[.L82];[.L85];[.L88];[.L91];[.L94])" table:style-name="ce175">
            <text:p><text:s text:c="3"/>1,663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98">
            <text:p>男</text:p>
          </table:table-cell>
          <table:table-cell office:value-type="float" office:value="97931" table:style-name="ce45">
            <text:p><text:s text:c="3"/>97,931</text:p>
          </table:table-cell>
          <table:table-cell office:value-type="float" office:value="94218" table:style-name="ce45">
            <text:p><text:s text:c="3"/>94,218</text:p>
          </table:table-cell>
          <table:table-cell office:value-type="float" office:value="3710" table:style-name="ce45">
            <text:p><text:s text:c="3"/>3,710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91364" table:style-name="ce205">
            <text:p><text:s text:c="3"/>91,364</text:p>
          </table:table-cell>
          <table:table-cell office:value-type="float" office:value="3866" table:style-name="ce205">
            <text:p><text:s text:c="3"/>3,866</text:p>
          </table:table-cell>
          <table:table-cell office:value-type="float" office:value="2701" table:style-name="ce205">
            <text:p><text:s text:c="3"/>2,701</text:p>
          </table:table-cell>
          <table:table-cell office:value-type="float" office:value="96763" table:formula="of:=SUM([.J65];[.J68];[.J71];[.J74];[.J77];[.J80];[.J83];[.J86];[.J89];[.J92];[.J95])" table:style-name="ce176">
            <text:p><text:s text:c="3"/>96,763</text:p>
          </table:table-cell>
          <table:table-cell office:value-type="float" office:value="318" table:formula="of:=SUM([.K65];[.K68];[.K71];[.K74];[.K77];[.K80];[.K83];[.K86];[.K89];[.K92];[.K95])" table:style-name="ce176">
            <text:p><text:s text:c="3"/>318</text:p>
          </table:table-cell>
          <table:table-cell office:value-type="float" office:value="850" table:formula="of:=SUM([.L65];[.L68];[.L71];[.L74];[.L77];[.L80];[.L83];[.L86];[.L89];[.L92];[.L95])" table:style-name="ce177">
            <text:p><text:s text:c="3"/>850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91299" table:style-name="ce46">
            <text:p><text:s text:c="3"/>91,299</text:p>
          </table:table-cell>
          <table:table-cell office:value-type="float" office:value="87903" table:style-name="ce46">
            <text:p><text:s text:c="3"/>87,903</text:p>
          </table:table-cell>
          <table:table-cell office:value-type="float" office:value="3393" table:style-name="ce46">
            <text:p><text:s text:c="3"/>3,39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5326" table:style-name="ce206">
            <text:p><text:s text:c="3"/>85,326</text:p>
          </table:table-cell>
          <table:table-cell office:value-type="float" office:value="3508" table:style-name="ce206">
            <text:p><text:s text:c="3"/>3,508</text:p>
          </table:table-cell>
          <table:table-cell office:value-type="float" office:value="2465" table:style-name="ce206">
            <text:p><text:s text:c="3"/>2,465</text:p>
          </table:table-cell>
          <table:table-cell office:value-type="float" office:value="90204" table:formula="of:=SUM([.J66];[.J69];[.J72];[.J75];[.J78];[.J81];[.J84];[.J87];[.J90];[.J93];[.J96])" table:style-name="ce178">
            <text:p><text:s text:c="3"/>90,204</text:p>
          </table:table-cell>
          <table:table-cell office:value-type="float" office:value="282" table:formula="of:=SUM([.K66];[.K69];[.K72];[.K75];[.K78];[.K81];[.K84];[.K87];[.K90];[.K93];[.K96])" table:style-name="ce178">
            <text:p><text:s text:c="3"/>282</text:p>
          </table:table-cell>
          <table:table-cell office:value-type="float" office:value="813" table:formula="of:=SUM([.L66];[.L69];[.L72];[.L75];[.L78];[.L81];[.L84];[.L87];[.L90];[.L93];[.L96])" table:style-name="ce179">
            <text:p><text:s text:c="3"/>813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5716" table:style-name="ce37">
            <text:p><text:s text:c="3"/>15,716</text:p>
          </table:table-cell>
          <table:table-cell office:value-type="float" office:value="15073" table:style-name="ce38">
            <text:p><text:s text:c="3"/>15,073</text:p>
          </table:table-cell>
          <table:table-cell office:value-type="float" office:value="642" table:style-name="ce38">
            <text:p><text:s text:c="3"/>64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4650" table:style-name="ce200">
            <text:p><text:s text:c="3"/>14,650</text:p>
          </table:table-cell>
          <table:table-cell office:value-type="float" office:value="632" table:style-name="ce201">
            <text:p><text:s text:c="3"/>632</text:p>
          </table:table-cell>
          <table:table-cell office:value-type="float" office:value="434" table:style-name="ce201">
            <text:p><text:s text:c="3"/>434</text:p>
          </table:table-cell>
          <table:table-cell office:value-type="float" office:value="15527" table:style-name="ce180">
            <text:p><text:s text:c="3"/>15,527</text:p>
          </table:table-cell>
          <table:table-cell office:value-type="float" office:value="41" table:style-name="ce180">
            <text:p><text:s text:c="3"/>41</text:p>
          </table:table-cell>
          <table:table-cell office:value-type="float" office:value="148" table:style-name="ce181">
            <text:p><text:s text:c="3"/>148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1 月</text:p>
          </table:table-cell>
          <table:table-cell office:value-type="string" table:style-name="ce98">
            <text:p>男</text:p>
          </table:table-cell>
          <table:table-cell office:value-type="float" office:value="8310" table:style-name="ce40">
            <text:p><text:s text:c="3"/>8,310</text:p>
          </table:table-cell>
          <table:table-cell office:value-type="float" office:value="7962" table:style-name="ce41">
            <text:p><text:s text:c="3"/>7,962</text:p>
          </table:table-cell>
          <table:table-cell office:value-type="float" office:value="348" table:style-name="ce40">
            <text:p><text:s text:c="3"/>348</text:p>
          </table:table-cell>
          <table:table-cell office:value-type="float" office:value="0" table:style-name="ce41">
            <text:p>—</text:p>
          </table:table-cell>
          <table:table-cell office:value-type="float" office:value="7751" table:style-name="ce202">
            <text:p><text:s text:c="3"/>7,751</text:p>
          </table:table-cell>
          <table:table-cell office:value-type="float" office:value="336" table:style-name="ce203">
            <text:p><text:s text:c="3"/>336</text:p>
          </table:table-cell>
          <table:table-cell office:value-type="float" office:value="223" table:style-name="ce203">
            <text:p><text:s text:c="3"/>223</text:p>
          </table:table-cell>
          <table:table-cell office:value-type="float" office:value="8217" table:style-name="ce182">
            <text:p><text:s text:c="3"/>8,217</text:p>
          </table:table-cell>
          <table:table-cell office:value-type="float" office:value="25" table:style-name="ce182">
            <text:p><text:s text:c="3"/>25</text:p>
          </table:table-cell>
          <table:table-cell office:value-type="float" office:value="68" table:style-name="ce183">
            <text:p><text:s text:c="3"/>68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7406" table:style-name="ce40">
            <text:p><text:s text:c="3"/>7,406</text:p>
          </table:table-cell>
          <table:table-cell office:value-type="float" office:value="7111" table:style-name="ce41">
            <text:p><text:s text:c="3"/>7,111</text:p>
          </table:table-cell>
          <table:table-cell office:value-type="float" office:value="294" table:style-name="ce40">
            <text:p><text:s text:c="3"/>29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899" table:style-name="ce202">
            <text:p><text:s text:c="3"/>6,899</text:p>
          </table:table-cell>
          <table:table-cell office:value-type="float" office:value="296" table:style-name="ce203">
            <text:p><text:s text:c="3"/>296</text:p>
          </table:table-cell>
          <table:table-cell office:value-type="float" office:value="211" table:style-name="ce203">
            <text:p><text:s text:c="3"/>211</text:p>
          </table:table-cell>
          <table:table-cell office:value-type="float" office:value="7310" table:style-name="ce184">
            <text:p><text:s text:c="3"/>7,310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80" table:style-name="ce185">
            <text:p><text:s text:c="3"/>80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5357" table:style-name="ce37">
            <text:p><text:s text:c="3"/>15,357</text:p>
          </table:table-cell>
          <table:table-cell office:value-type="float" office:value="14788" table:style-name="ce38">
            <text:p><text:s text:c="3"/>14,788</text:p>
          </table:table-cell>
          <table:table-cell office:value-type="float" office:value="567" table:style-name="ce38">
            <text:p><text:s text:c="3"/>56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4323" table:style-name="ce200">
            <text:p><text:s text:c="3"/>14,323</text:p>
          </table:table-cell>
          <table:table-cell office:value-type="float" office:value="586" table:style-name="ce201">
            <text:p><text:s text:c="3"/>586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15157" table:style-name="ce39">
            <text:p><text:s text:c="3"/>15,157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142" table:style-name="ce38">
            <text:p><text:s text:c="3"/>142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2 月</text:p>
          </table:table-cell>
          <table:table-cell office:value-type="string" table:style-name="ce98">
            <text:p>男</text:p>
          </table:table-cell>
          <table:table-cell office:value-type="float" office:value="7851" table:style-name="ce40">
            <text:p><text:s text:c="3"/>7,851</text:p>
          </table:table-cell>
          <table:table-cell office:value-type="float" office:value="7559" table:style-name="ce41">
            <text:p><text:s text:c="3"/>7,559</text:p>
          </table:table-cell>
          <table:table-cell office:value-type="float" office:value="291" table:style-name="ce40">
            <text:p><text:s text:c="3"/>29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310" table:style-name="ce202">
            <text:p><text:s text:c="3"/>7,310</text:p>
          </table:table-cell>
          <table:table-cell office:value-type="float" office:value="311" table:style-name="ce203">
            <text:p><text:s text:c="3"/>311</text:p>
          </table:table-cell>
          <table:table-cell office:value-type="float" office:value="230" table:style-name="ce203">
            <text:p><text:s text:c="3"/>230</text:p>
          </table:table-cell>
          <table:table-cell office:value-type="float" office:value="7754" table:style-name="ce47">
            <text:p><text:s text:c="3"/>7,754</text:p>
          </table:table-cell>
          <table:table-cell office:value-type="float" office:value="31" table:style-name="ce101">
            <text:p>31</text:p>
          </table:table-cell>
          <table:table-cell office:value-type="float" office:value="66" table:style-name="ce102">
            <text:p>66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7506" table:style-name="ce40">
            <text:p><text:s text:c="3"/>7,506</text:p>
          </table:table-cell>
          <table:table-cell office:value-type="float" office:value="7229" table:style-name="ce41">
            <text:p><text:s text:c="3"/>7,229</text:p>
          </table:table-cell>
          <table:table-cell office:value-type="float" office:value="276" table:style-name="ce40">
            <text:p><text:s text:c="3"/>27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013" table:style-name="ce202">
            <text:p><text:s text:c="3"/>7,013</text:p>
          </table:table-cell>
          <table:table-cell office:value-type="float" office:value="275" table:style-name="ce203">
            <text:p><text:s text:c="3"/>275</text:p>
          </table:table-cell>
          <table:table-cell office:value-type="float" office:value="218" table:style-name="ce203">
            <text:p><text:s text:c="3"/>218</text:p>
          </table:table-cell>
          <table:table-cell office:value-type="float" office:value="7403" table:style-name="ce48">
            <text:p><text:s text:c="3"/>7,403</text:p>
          </table:table-cell>
          <table:table-cell office:value-type="float" office:value="27" table:style-name="ce103">
            <text:p>27</text:p>
          </table:table-cell>
          <table:table-cell office:value-type="float" office:value="76" table:style-name="ce104">
            <text:p>76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7588" table:style-name="ce37">
            <text:p><text:s text:c="3"/>17,588</text:p>
          </table:table-cell>
          <table:table-cell office:value-type="float" office:value="16917" table:style-name="ce38">
            <text:p><text:s text:c="3"/>16,917</text:p>
          </table:table-cell>
          <table:table-cell office:value-type="float" office:value="670" table:style-name="ce38">
            <text:p><text:s text:c="3"/>67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6416" table:style-name="ce200">
            <text:p><text:s text:c="3"/>16,416</text:p>
          </table:table-cell>
          <table:table-cell office:value-type="float" office:value="670" table:style-name="ce201">
            <text:p><text:s text:c="3"/>670</text:p>
          </table:table-cell>
          <table:table-cell office:value-type="float" office:value="502" table:style-name="ce201">
            <text:p><text:s text:c="3"/>502</text:p>
          </table:table-cell>
          <table:table-cell office:value-type="float" office:value="17381" table:style-name="ce39">
            <text:p><text:s text:c="3"/>17,381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148" table:style-name="ce38">
            <text:p><text:s text:c="3"/>148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3 月</text:p>
          </table:table-cell>
          <table:table-cell office:value-type="string" table:style-name="ce98">
            <text:p>男</text:p>
          </table:table-cell>
          <table:table-cell office:value-type="float" office:value="9053" table:style-name="ce40">
            <text:p><text:s text:c="3"/>9,053</text:p>
          </table:table-cell>
          <table:table-cell office:value-type="float" office:value="8694" table:style-name="ce41">
            <text:p><text:s text:c="3"/>8,694</text:p>
          </table:table-cell>
          <table:table-cell office:value-type="float" office:value="358" table:style-name="ce40">
            <text:p><text:s text:c="3"/>35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435" table:style-name="ce202">
            <text:p><text:s text:c="3"/>8,435</text:p>
          </table:table-cell>
          <table:table-cell office:value-type="float" office:value="356" table:style-name="ce203">
            <text:p><text:s text:c="3"/>356</text:p>
          </table:table-cell>
          <table:table-cell office:value-type="float" office:value="262" table:style-name="ce203">
            <text:p><text:s text:c="3"/>262</text:p>
          </table:table-cell>
          <table:table-cell office:value-type="float" office:value="8940" table:style-name="ce47">
            <text:p><text:s text:c="3"/>8,940</text:p>
          </table:table-cell>
          <table:table-cell office:value-type="float" office:value="27" table:style-name="ce101">
            <text:p>27</text:p>
          </table:table-cell>
          <table:table-cell office:value-type="float" office:value="86" table:style-name="ce102">
            <text:p>86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8535" table:style-name="ce40">
            <text:p><text:s text:c="3"/>8,535</text:p>
          </table:table-cell>
          <table:table-cell office:value-type="float" office:value="8223" table:style-name="ce41">
            <text:p><text:s text:c="3"/>8,223</text:p>
          </table:table-cell>
          <table:table-cell office:value-type="float" office:value="312" table:style-name="ce40">
            <text:p><text:s text:c="3"/>312</text:p>
          </table:table-cell>
          <table:table-cell office:value-type="float" office:value="0" table:style-name="ce43">
            <text:p>—</text:p>
          </table:table-cell>
          <table:table-cell office:value-type="float" office:value="7981" table:style-name="ce202">
            <text:p><text:s text:c="3"/>7,981</text:p>
          </table:table-cell>
          <table:table-cell office:value-type="float" office:value="314" table:style-name="ce203">
            <text:p><text:s text:c="3"/>314</text:p>
          </table:table-cell>
          <table:table-cell office:value-type="float" office:value="240" table:style-name="ce203">
            <text:p><text:s text:c="3"/>240</text:p>
          </table:table-cell>
          <table:table-cell office:value-type="float" office:value="8441" table:style-name="ce48">
            <text:p><text:s text:c="3"/>8,441</text:p>
          </table:table-cell>
          <table:table-cell office:value-type="float" office:value="32" table:style-name="ce103">
            <text:p>32</text:p>
          </table:table-cell>
          <table:table-cell office:value-type="float" office:value="62" table:style-name="ce104">
            <text:p>62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7507" table:style-name="ce37">
            <text:p><text:s text:c="3"/>17,507</text:p>
          </table:table-cell>
          <table:table-cell office:value-type="float" office:value="16853" table:style-name="ce38">
            <text:p><text:s text:c="3"/>16,853</text:p>
          </table:table-cell>
          <table:table-cell office:value-type="float" office:value="654" table:style-name="ce38">
            <text:p><text:s text:c="3"/>654</text:p>
          </table:table-cell>
          <table:table-cell office:value-type="float" office:value="0" table:style-name="ce37">
            <text:p>—</text:p>
          </table:table-cell>
          <table:table-cell office:value-type="float" office:value="16402" table:style-name="ce200">
            <text:p><text:s text:c="3"/>16,402</text:p>
          </table:table-cell>
          <table:table-cell office:value-type="float" office:value="688" table:style-name="ce201">
            <text:p><text:s text:c="3"/>688</text:p>
          </table:table-cell>
          <table:table-cell office:value-type="float" office:value="417" table:style-name="ce201">
            <text:p><text:s text:c="3"/>417</text:p>
          </table:table-cell>
          <table:table-cell office:value-type="float" office:value="17317" table:style-name="ce39">
            <text:p><text:s text:c="3"/>17,317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139" table:style-name="ce38">
            <text:p><text:s text:c="3"/>139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4 月</text:p>
          </table:table-cell>
          <table:table-cell office:value-type="string" table:style-name="ce98">
            <text:p>男</text:p>
          </table:table-cell>
          <table:table-cell office:value-type="float" office:value="9007" table:style-name="ce40">
            <text:p><text:s text:c="3"/>9,007</text:p>
          </table:table-cell>
          <table:table-cell office:value-type="float" office:value="8671" table:style-name="ce41">
            <text:p><text:s text:c="3"/>8,671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0" table:style-name="ce41">
            <text:p>—</text:p>
          </table:table-cell>
          <table:table-cell office:value-type="float" office:value="8416" table:style-name="ce202">
            <text:p><text:s text:c="3"/>8,416</text:p>
          </table:table-cell>
          <table:table-cell office:value-type="float" office:value="360" table:style-name="ce203">
            <text:p><text:s text:c="3"/>360</text:p>
          </table:table-cell>
          <table:table-cell office:value-type="float" office:value="231" table:style-name="ce203">
            <text:p><text:s text:c="3"/>231</text:p>
          </table:table-cell>
          <table:table-cell office:value-type="float" office:value="8911" table:style-name="ce47">
            <text:p><text:s text:c="3"/>8,911</text:p>
          </table:table-cell>
          <table:table-cell office:value-type="float" office:value="26" table:style-name="ce101">
            <text:p>26</text:p>
          </table:table-cell>
          <table:table-cell office:value-type="float" office:value="70" table:style-name="ce102">
            <text:p>70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8500" table:style-name="ce40">
            <text:p><text:s text:c="3"/>8,500</text:p>
          </table:table-cell>
          <table:table-cell office:value-type="float" office:value="8182" table:style-name="ce41">
            <text:p><text:s text:c="3"/>8,182</text:p>
          </table:table-cell>
          <table:table-cell office:value-type="float" office:value="318" table:style-name="ce40">
            <text:p><text:s text:c="3"/>318</text:p>
          </table:table-cell>
          <table:table-cell office:value-type="float" office:value="0" table:style-name="ce43">
            <text:p>—</text:p>
          </table:table-cell>
          <table:table-cell office:value-type="float" office:value="7986" table:style-name="ce202">
            <text:p><text:s text:c="3"/>7,986</text:p>
          </table:table-cell>
          <table:table-cell office:value-type="float" office:value="328" table:style-name="ce203">
            <text:p><text:s text:c="3"/>328</text:p>
          </table:table-cell>
          <table:table-cell office:value-type="float" office:value="186" table:style-name="ce203">
            <text:p><text:s text:c="3"/>186</text:p>
          </table:table-cell>
          <table:table-cell office:value-type="float" office:value="8406" table:style-name="ce48">
            <text:p><text:s text:c="3"/>8,406</text:p>
          </table:table-cell>
          <table:table-cell office:value-type="float" office:value="25" table:style-name="ce103">
            <text:p>25</text:p>
          </table:table-cell>
          <table:table-cell office:value-type="float" office:value="69" table:style-name="ce104">
            <text:p>69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5658" table:style-name="ce37">
            <text:p><text:s text:c="3"/>15,658</text:p>
          </table:table-cell>
          <table:table-cell office:value-type="float" office:value="15045" table:style-name="ce38">
            <text:p><text:s text:c="3"/>15,045</text:p>
          </table:table-cell>
          <table:table-cell office:value-type="float" office:value="613" table:style-name="ce38">
            <text:p><text:s text:c="3"/>613</text:p>
          </table:table-cell>
          <table:table-cell office:value-type="float" office:value="0" table:style-name="ce37">
            <text:p>—</text:p>
          </table:table-cell>
          <table:table-cell office:value-type="float" office:value="14588" table:style-name="ce200">
            <text:p><text:s text:c="3"/>14,588</text:p>
          </table:table-cell>
          <table:table-cell office:value-type="float" office:value="609" table:style-name="ce201">
            <text:p><text:s text:c="3"/>609</text:p>
          </table:table-cell>
          <table:table-cell office:value-type="float" office:value="461" table:style-name="ce201">
            <text:p><text:s text:c="3"/>461</text:p>
          </table:table-cell>
          <table:table-cell office:value-type="float" office:value="15481" table:style-name="ce39">
            <text:p><text:s text:c="3"/>15,481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125" table:style-name="ce38">
            <text:p><text:s text:c="3"/>125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5 月</text:p>
          </table:table-cell>
          <table:table-cell office:value-type="string" table:style-name="ce98">
            <text:p>男</text:p>
          </table:table-cell>
          <table:table-cell office:value-type="float" office:value="8109" table:style-name="ce40">
            <text:p><text:s text:c="3"/>8,109</text:p>
          </table:table-cell>
          <table:table-cell office:value-type="float" office:value="7770" table:style-name="ce41">
            <text:p><text:s text:c="3"/>7,770</text:p>
          </table:table-cell>
          <table:table-cell office:value-type="float" office:value="339" table:style-name="ce40">
            <text:p><text:s text:c="3"/>339</text:p>
          </table:table-cell>
          <table:table-cell office:value-type="float" office:value="0" table:style-name="ce41">
            <text:p>—</text:p>
          </table:table-cell>
          <table:table-cell office:value-type="float" office:value="7560" table:style-name="ce202">
            <text:p><text:s text:c="3"/>7,560</text:p>
          </table:table-cell>
          <table:table-cell office:value-type="float" office:value="312" table:style-name="ce203">
            <text:p><text:s text:c="3"/>312</text:p>
          </table:table-cell>
          <table:table-cell office:value-type="float" office:value="237" table:style-name="ce203">
            <text:p><text:s text:c="3"/>237</text:p>
          </table:table-cell>
          <table:table-cell office:value-type="float" office:value="8028" table:style-name="ce47">
            <text:p><text:s text:c="3"/>8,028</text:p>
          </table:table-cell>
          <table:table-cell office:value-type="float" office:value="24" table:style-name="ce101">
            <text:p>24</text:p>
          </table:table-cell>
          <table:table-cell office:value-type="float" office:value="57" table:style-name="ce102">
            <text:p>57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7549" table:style-name="ce40">
            <text:p><text:s text:c="3"/>7,549</text:p>
          </table:table-cell>
          <table:table-cell office:value-type="float" office:value="7275" table:style-name="ce41">
            <text:p><text:s text:c="3"/>7,275</text:p>
          </table:table-cell>
          <table:table-cell office:value-type="float" office:value="274" table:style-name="ce40">
            <text:p><text:s text:c="3"/>274</text:p>
          </table:table-cell>
          <table:table-cell office:value-type="float" office:value="0" table:style-name="ce43">
            <text:p>—</text:p>
          </table:table-cell>
          <table:table-cell office:value-type="float" office:value="7028" table:style-name="ce202">
            <text:p><text:s text:c="3"/>7,028</text:p>
          </table:table-cell>
          <table:table-cell office:value-type="float" office:value="297" table:style-name="ce203">
            <text:p><text:s text:c="3"/>297</text:p>
          </table:table-cell>
          <table:table-cell office:value-type="float" office:value="224" table:style-name="ce203">
            <text:p><text:s text:c="3"/>224</text:p>
          </table:table-cell>
          <table:table-cell office:value-type="float" office:value="7453" table:style-name="ce48">
            <text:p><text:s text:c="3"/>7,453</text:p>
          </table:table-cell>
          <table:table-cell office:value-type="float" office:value="28" table:style-name="ce103">
            <text:p>28</text:p>
          </table:table-cell>
          <table:table-cell office:value-type="float" office:value="68" table:style-name="ce104">
            <text:p>68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6420" table:style-name="ce37">
            <text:p><text:s text:c="3"/>16,420</text:p>
          </table:table-cell>
          <table:table-cell office:value-type="float" office:value="15818" table:style-name="ce38">
            <text:p><text:s text:c="3"/>15,818</text:p>
          </table:table-cell>
          <table:table-cell office:value-type="float" office:value="602" table:style-name="ce38">
            <text:p><text:s text:c="3"/>602</text:p>
          </table:table-cell>
          <table:table-cell office:value-type="float" office:value="0" table:style-name="ce37">
            <text:p>—</text:p>
          </table:table-cell>
          <table:table-cell office:value-type="float" office:value="15313" table:style-name="ce200">
            <text:p><text:s text:c="3"/>15,313</text:p>
          </table:table-cell>
          <table:table-cell office:value-type="float" office:value="678" table:style-name="ce201">
            <text:p><text:s text:c="3"/>678</text:p>
          </table:table-cell>
          <table:table-cell office:value-type="float" office:value="429" table:style-name="ce201">
            <text:p><text:s text:c="3"/>429</text:p>
          </table:table-cell>
          <table:table-cell office:value-type="float" office:value="16209" table:style-name="ce39">
            <text:p><text:s text:c="3"/>16,209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152" table:style-name="ce38">
            <text:p><text:s text:c="3"/>152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6 月</text:p>
          </table:table-cell>
          <table:table-cell office:value-type="string" table:style-name="ce98">
            <text:p>男</text:p>
          </table:table-cell>
          <table:table-cell office:value-type="float" office:value="8502" table:style-name="ce40">
            <text:p><text:s text:c="3"/>8,502</text:p>
          </table:table-cell>
          <table:table-cell office:value-type="float" office:value="8181" table:style-name="ce41">
            <text:p><text:s text:c="3"/>8,181</text:p>
          </table:table-cell>
          <table:table-cell office:value-type="float" office:value="321" table:style-name="ce40">
            <text:p><text:s text:c="3"/>321</text:p>
          </table:table-cell>
          <table:table-cell office:value-type="float" office:value="0" table:style-name="ce41">
            <text:p>—</text:p>
          </table:table-cell>
          <table:table-cell office:value-type="float" office:value="7929" table:style-name="ce202">
            <text:p><text:s text:c="3"/>7,929</text:p>
          </table:table-cell>
          <table:table-cell office:value-type="float" office:value="342" table:style-name="ce203">
            <text:p><text:s text:c="3"/>342</text:p>
          </table:table-cell>
          <table:table-cell office:value-type="float" office:value="231" table:style-name="ce203">
            <text:p><text:s text:c="3"/>231</text:p>
          </table:table-cell>
          <table:table-cell office:value-type="float" office:value="8399" table:style-name="ce47">
            <text:p><text:s text:c="3"/>8,399</text:p>
          </table:table-cell>
          <table:table-cell office:value-type="float" office:value="29" table:style-name="ce101">
            <text:p>29</text:p>
          </table:table-cell>
          <table:table-cell office:value-type="float" office:value="74" table:style-name="ce102">
            <text:p>74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7918" table:style-name="ce40">
            <text:p><text:s text:c="3"/>7,918</text:p>
          </table:table-cell>
          <table:table-cell office:value-type="float" office:value="7637" table:style-name="ce41">
            <text:p><text:s text:c="3"/>7,637</text:p>
          </table:table-cell>
          <table:table-cell office:value-type="float" office:value="281" table:style-name="ce40">
            <text:p><text:s text:c="3"/>281</text:p>
          </table:table-cell>
          <table:table-cell office:value-type="float" office:value="0" table:style-name="ce43">
            <text:p>—</text:p>
          </table:table-cell>
          <table:table-cell office:value-type="float" office:value="7384" table:style-name="ce202">
            <text:p><text:s text:c="3"/>7,384</text:p>
          </table:table-cell>
          <table:table-cell office:value-type="float" office:value="336" table:style-name="ce203">
            <text:p><text:s text:c="3"/>336</text:p>
          </table:table-cell>
          <table:table-cell office:value-type="float" office:value="198" table:style-name="ce203">
            <text:p><text:s text:c="3"/>198</text:p>
          </table:table-cell>
          <table:table-cell office:value-type="float" office:value="7810" table:style-name="ce48">
            <text:p><text:s text:c="3"/>7,810</text:p>
          </table:table-cell>
          <table:table-cell office:value-type="float" office:value="30" table:style-name="ce103">
            <text:p>30</text:p>
          </table:table-cell>
          <table:table-cell office:value-type="float" office:value="78" table:style-name="ce104">
            <text:p>78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7658" table:style-name="ce37">
            <text:p><text:s text:c="3"/>17,658</text:p>
          </table:table-cell>
          <table:table-cell office:value-type="float" office:value="16988" table:style-name="ce38">
            <text:p><text:s text:c="3"/>16,988</text:p>
          </table:table-cell>
          <table:table-cell office:value-type="float" office:value="670" table:style-name="ce38">
            <text:p><text:s text:c="3"/>670</text:p>
          </table:table-cell>
          <table:table-cell office:value-type="float" office:value="0" table:style-name="ce37">
            <text:p>—</text:p>
          </table:table-cell>
          <table:table-cell office:value-type="float" office:value="16499" table:style-name="ce200">
            <text:p><text:s text:c="3"/>16,499</text:p>
          </table:table-cell>
          <table:table-cell office:value-type="float" office:value="697" table:style-name="ce201">
            <text:p><text:s text:c="3"/>697</text:p>
          </table:table-cell>
          <table:table-cell office:value-type="float" office:value="462" table:style-name="ce201">
            <text:p><text:s text:c="3"/>462</text:p>
          </table:table-cell>
          <table:table-cell office:value-type="float" office:value="17470" table:style-name="ce39">
            <text:p><text:s text:c="3"/>17,47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151" table:style-name="ce38">
            <text:p><text:s text:c="3"/>151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7 月</text:p>
          </table:table-cell>
          <table:table-cell office:value-type="string" table:style-name="ce98">
            <text:p>男</text:p>
          </table:table-cell>
          <table:table-cell office:value-type="float" office:value="9198" table:style-name="ce40">
            <text:p><text:s text:c="3"/>9,198</text:p>
          </table:table-cell>
          <table:table-cell office:value-type="float" office:value="8863" table:style-name="ce41">
            <text:p><text:s text:c="3"/>8,863</text:p>
          </table:table-cell>
          <table:table-cell office:value-type="float" office:value="335" table:style-name="ce40">
            <text:p><text:s text:c="3"/>335</text:p>
          </table:table-cell>
          <table:table-cell office:value-type="float" office:value="0" table:style-name="ce41">
            <text:p>—</text:p>
          </table:table-cell>
          <table:table-cell office:value-type="float" office:value="8597" table:style-name="ce202">
            <text:p><text:s text:c="3"/>8,597</text:p>
          </table:table-cell>
          <table:table-cell office:value-type="float" office:value="372" table:style-name="ce203">
            <text:p><text:s text:c="3"/>372</text:p>
          </table:table-cell>
          <table:table-cell office:value-type="float" office:value="229" table:style-name="ce203">
            <text:p><text:s text:c="3"/>229</text:p>
          </table:table-cell>
          <table:table-cell office:value-type="float" office:value="9095" table:style-name="ce47">
            <text:p><text:s text:c="3"/>9,095</text:p>
          </table:table-cell>
          <table:table-cell office:value-type="float" office:value="22" table:style-name="ce101">
            <text:p>22</text:p>
          </table:table-cell>
          <table:table-cell office:value-type="float" office:value="81" table:style-name="ce102">
            <text:p>81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8460" table:style-name="ce40">
            <text:p><text:s text:c="3"/>8,460</text:p>
          </table:table-cell>
          <table:table-cell office:value-type="float" office:value="8125" table:style-name="ce41">
            <text:p><text:s text:c="3"/>8,125</text:p>
          </table:table-cell>
          <table:table-cell office:value-type="float" office:value="335" table:style-name="ce40">
            <text:p><text:s text:c="3"/>335</text:p>
          </table:table-cell>
          <table:table-cell office:value-type="float" office:value="0" table:style-name="ce43">
            <text:p>—</text:p>
          </table:table-cell>
          <table:table-cell office:value-type="float" office:value="7902" table:style-name="ce202">
            <text:p><text:s text:c="3"/>7,902</text:p>
          </table:table-cell>
          <table:table-cell office:value-type="float" office:value="325" table:style-name="ce203">
            <text:p><text:s text:c="3"/>325</text:p>
          </table:table-cell>
          <table:table-cell office:value-type="float" office:value="233" table:style-name="ce203">
            <text:p><text:s text:c="3"/>233</text:p>
          </table:table-cell>
          <table:table-cell office:value-type="float" office:value="8375" table:style-name="ce48">
            <text:p><text:s text:c="3"/>8,375</text:p>
          </table:table-cell>
          <table:table-cell office:value-type="float" office:value="15" table:style-name="ce103">
            <text:p>15</text:p>
          </table:table-cell>
          <table:table-cell office:value-type="float" office:value="70" table:style-name="ce104">
            <text:p>70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6566" table:style-name="ce37">
            <text:p><text:s text:c="3"/>16,566</text:p>
          </table:table-cell>
          <table:table-cell office:value-type="float" office:value="15945" table:style-name="ce38">
            <text:p><text:s text:c="3"/>15,945</text:p>
          </table:table-cell>
          <table:table-cell office:value-type="float" office:value="620" table:style-name="ce38">
            <text:p><text:s text:c="3"/>62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482" table:style-name="ce200">
            <text:p><text:s text:c="3"/>15,482</text:p>
          </table:table-cell>
          <table:table-cell office:value-type="float" office:value="634" table:style-name="ce201">
            <text:p><text:s text:c="3"/>634</text:p>
          </table:table-cell>
          <table:table-cell office:value-type="float" office:value="450" table:style-name="ce201">
            <text:p><text:s text:c="3"/>450</text:p>
          </table:table-cell>
          <table:table-cell office:value-type="float" office:value="16354" table:style-name="ce39">
            <text:p><text:s text:c="3"/>16,354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158" table:style-name="ce38">
            <text:p><text:s text:c="3"/>158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8 月</text:p>
          </table:table-cell>
          <table:table-cell office:value-type="string" table:style-name="ce98">
            <text:p>男</text:p>
          </table:table-cell>
          <table:table-cell office:value-type="float" office:value="8574" table:style-name="ce40">
            <text:p><text:s text:c="3"/>8,574</text:p>
          </table:table-cell>
          <table:table-cell office:value-type="float" office:value="8250" table:style-name="ce41">
            <text:p><text:s text:c="3"/>8,250</text:p>
          </table:table-cell>
          <table:table-cell office:value-type="float" office:value="323" table:style-name="ce40">
            <text:p><text:s text:c="3"/>32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012" table:style-name="ce202">
            <text:p><text:s text:c="3"/>8,012</text:p>
          </table:table-cell>
          <table:table-cell office:value-type="float" office:value="322" table:style-name="ce203">
            <text:p><text:s text:c="3"/>322</text:p>
          </table:table-cell>
          <table:table-cell office:value-type="float" office:value="240" table:style-name="ce203">
            <text:p><text:s text:c="3"/>240</text:p>
          </table:table-cell>
          <table:table-cell office:value-type="float" office:value="8452" table:style-name="ce47">
            <text:p><text:s text:c="3"/>8,452</text:p>
          </table:table-cell>
          <table:table-cell office:value-type="float" office:value="29" table:style-name="ce101">
            <text:p>29</text:p>
          </table:table-cell>
          <table:table-cell office:value-type="float" office:value="93" table:style-name="ce102">
            <text:p>93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7992" table:style-name="ce40">
            <text:p><text:s text:c="3"/>7,992</text:p>
          </table:table-cell>
          <table:table-cell office:value-type="float" office:value="7695" table:style-name="ce41">
            <text:p><text:s text:c="3"/>7,695</text:p>
          </table:table-cell>
          <table:table-cell office:value-type="float" office:value="297" table:style-name="ce40">
            <text:p><text:s text:c="3"/>297</text:p>
          </table:table-cell>
          <table:table-cell office:value-type="float" office:value="0" table:style-name="ce43">
            <text:p>—</text:p>
          </table:table-cell>
          <table:table-cell office:value-type="float" office:value="7470" table:style-name="ce202">
            <text:p><text:s text:c="3"/>7,470</text:p>
          </table:table-cell>
          <table:table-cell office:value-type="float" office:value="312" table:style-name="ce203">
            <text:p><text:s text:c="3"/>312</text:p>
          </table:table-cell>
          <table:table-cell office:value-type="float" office:value="210" table:style-name="ce203">
            <text:p><text:s text:c="3"/>210</text:p>
          </table:table-cell>
          <table:table-cell office:value-type="float" office:value="7902" table:style-name="ce48">
            <text:p><text:s text:c="3"/>7,902</text:p>
          </table:table-cell>
          <table:table-cell office:value-type="float" office:value="25" table:style-name="ce103">
            <text:p>25</text:p>
          </table:table-cell>
          <table:table-cell office:value-type="float" office:value="65" table:style-name="ce104">
            <text:p>65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8624" table:style-name="ce37">
            <text:p><text:s text:c="3"/>18,624</text:p>
          </table:table-cell>
          <table:table-cell office:value-type="float" office:value="17919" table:style-name="ce38">
            <text:p><text:s text:c="3"/>17,919</text:p>
          </table:table-cell>
          <table:table-cell office:value-type="float" office:value="704" table:style-name="ce38">
            <text:p><text:s text:c="3"/>70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7336" table:style-name="ce200">
            <text:p><text:s text:c="3"/>17,336</text:p>
          </table:table-cell>
          <table:table-cell office:value-type="float" office:value="757" table:style-name="ce201">
            <text:p><text:s text:c="3"/>757</text:p>
          </table:table-cell>
          <table:table-cell office:value-type="float" office:value="531" table:style-name="ce201">
            <text:p><text:s text:c="3"/>531</text:p>
          </table:table-cell>
          <table:table-cell office:value-type="float" office:value="18406" table:style-name="ce39">
            <text:p><text:s text:c="3"/>18,406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164" table:style-name="ce38">
            <text:p><text:s text:c="3"/>164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9 月</text:p>
          </table:table-cell>
          <table:table-cell office:value-type="string" table:style-name="ce98">
            <text:p>男</text:p>
          </table:table-cell>
          <table:table-cell office:value-type="float" office:value="9617" table:style-name="ce40">
            <text:p><text:s text:c="3"/>9,617</text:p>
          </table:table-cell>
          <table:table-cell office:value-type="float" office:value="9257" table:style-name="ce41">
            <text:p><text:s text:c="3"/>9,257</text:p>
          </table:table-cell>
          <table:table-cell office:value-type="float" office:value="360" table:style-name="ce40">
            <text:p><text:s text:c="3"/>360</text:p>
          </table:table-cell>
          <table:table-cell office:value-type="float" office:value="0" table:style-name="ce41">
            <text:p>—</text:p>
          </table:table-cell>
          <table:table-cell office:value-type="float" office:value="8935" table:style-name="ce202">
            <text:p><text:s text:c="3"/>8,935</text:p>
          </table:table-cell>
          <table:table-cell office:value-type="float" office:value="400" table:style-name="ce203">
            <text:p><text:s text:c="3"/>400</text:p>
          </table:table-cell>
          <table:table-cell office:value-type="float" office:value="282" table:style-name="ce203">
            <text:p><text:s text:c="3"/>282</text:p>
          </table:table-cell>
          <table:table-cell office:value-type="float" office:value="9494" table:style-name="ce47">
            <text:p><text:s text:c="3"/>9,494</text:p>
          </table:table-cell>
          <table:table-cell office:value-type="float" office:value="36" table:style-name="ce101">
            <text:p>36</text:p>
          </table:table-cell>
          <table:table-cell office:value-type="float" office:value="87" table:style-name="ce102">
            <text:p>87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9007" table:style-name="ce40">
            <text:p><text:s text:c="3"/>9,007</text:p>
          </table:table-cell>
          <table:table-cell office:value-type="float" office:value="8662" table:style-name="ce41">
            <text:p><text:s text:c="3"/>8,662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8401" table:style-name="ce202">
            <text:p><text:s text:c="3"/>8,401</text:p>
          </table:table-cell>
          <table:table-cell office:value-type="float" office:value="357" table:style-name="ce203">
            <text:p><text:s text:c="3"/>357</text:p>
          </table:table-cell>
          <table:table-cell office:value-type="float" office:value="249" table:style-name="ce203">
            <text:p><text:s text:c="3"/>249</text:p>
          </table:table-cell>
          <table:table-cell office:value-type="float" office:value="8912" table:style-name="ce48">
            <text:p><text:s text:c="3"/>8,912</text:p>
          </table:table-cell>
          <table:table-cell office:value-type="float" office:value="18" table:style-name="ce103">
            <text:p>18</text:p>
          </table:table-cell>
          <table:table-cell office:value-type="float" office:value="77" table:style-name="ce104">
            <text:p>77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20027" table:style-name="ce37">
            <text:p><text:s text:c="3"/>20,027</text:p>
          </table:table-cell>
          <table:table-cell office:value-type="float" office:value="19315" table:style-name="ce38">
            <text:p><text:s text:c="3"/>19,315</text:p>
          </table:table-cell>
          <table:table-cell office:value-type="float" office:value="712" table:style-name="ce38">
            <text:p><text:s text:c="3"/>712</text:p>
          </table:table-cell>
          <table:table-cell office:value-type="float" office:value="0" table:style-name="ce37">
            <text:p>—</text:p>
          </table:table-cell>
          <table:table-cell office:value-type="float" office:value="18720" table:style-name="ce200">
            <text:p><text:s text:c="3"/>18,720</text:p>
          </table:table-cell>
          <table:table-cell office:value-type="float" office:value="761" table:style-name="ce201">
            <text:p><text:s text:c="3"/>761</text:p>
          </table:table-cell>
          <table:table-cell office:value-type="float" office:value="546" table:style-name="ce201">
            <text:p><text:s text:c="3"/>546</text:p>
          </table:table-cell>
          <table:table-cell office:value-type="float" office:value="19780" table:style-name="ce39">
            <text:p><text:s text:c="3"/>19,780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173" table:style-name="ce38">
            <text:p><text:s text:c="3"/>173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10 月</text:p>
          </table:table-cell>
          <table:table-cell office:value-type="string" table:style-name="ce98">
            <text:p>男</text:p>
          </table:table-cell>
          <table:table-cell office:value-type="float" office:value="10294" table:style-name="ce40">
            <text:p><text:s text:c="3"/>10,294</text:p>
          </table:table-cell>
          <table:table-cell office:value-type="float" office:value="9936" table:style-name="ce41">
            <text:p><text:s text:c="3"/>9,936</text:p>
          </table:table-cell>
          <table:table-cell office:value-type="float" office:value="358" table:style-name="ce40">
            <text:p><text:s text:c="3"/>358</text:p>
          </table:table-cell>
          <table:table-cell office:value-type="float" office:value="0" table:style-name="ce41">
            <text:p>—</text:p>
          </table:table-cell>
          <table:table-cell office:value-type="float" office:value="9616" table:style-name="ce202">
            <text:p><text:s text:c="3"/>9,616</text:p>
          </table:table-cell>
          <table:table-cell office:value-type="float" office:value="395" table:style-name="ce203">
            <text:p><text:s text:c="3"/>395</text:p>
          </table:table-cell>
          <table:table-cell office:value-type="float" office:value="283" table:style-name="ce203">
            <text:p><text:s text:c="3"/>283</text:p>
          </table:table-cell>
          <table:table-cell office:value-type="float" office:value="10172" table:style-name="ce47">
            <text:p><text:s text:c="3"/>10,172</text:p>
          </table:table-cell>
          <table:table-cell office:value-type="float" office:value="36" table:style-name="ce101">
            <text:p>36</text:p>
          </table:table-cell>
          <table:table-cell office:value-type="float" office:value="86" table:style-name="ce102">
            <text:p>86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9733" table:style-name="ce40">
            <text:p><text:s text:c="3"/>9,733</text:p>
          </table:table-cell>
          <table:table-cell office:value-type="float" office:value="9379" table:style-name="ce41">
            <text:p><text:s text:c="3"/>9,379</text:p>
          </table:table-cell>
          <table:table-cell office:value-type="float" office:value="354" table:style-name="ce40">
            <text:p><text:s text:c="3"/>354</text:p>
          </table:table-cell>
          <table:table-cell office:value-type="float" office:value="0" table:style-name="ce43">
            <text:p>—</text:p>
          </table:table-cell>
          <table:table-cell office:value-type="float" office:value="9104" table:style-name="ce202">
            <text:p><text:s text:c="3"/>9,104</text:p>
          </table:table-cell>
          <table:table-cell office:value-type="float" office:value="366" table:style-name="ce203">
            <text:p><text:s text:c="3"/>366</text:p>
          </table:table-cell>
          <table:table-cell office:value-type="float" office:value="263" table:style-name="ce203">
            <text:p><text:s text:c="3"/>263</text:p>
          </table:table-cell>
          <table:table-cell office:value-type="float" office:value="9608" table:style-name="ce48">
            <text:p><text:s text:c="3"/>9,608</text:p>
          </table:table-cell>
          <table:table-cell office:value-type="float" office:value="38" table:style-name="ce103">
            <text:p>38</text:p>
          </table:table-cell>
          <table:table-cell office:value-type="float" office:value="87" table:style-name="ce104">
            <text:p>87</text:p>
          </table:table-cell>
          <table:table-cell table:number-columns-repeated="16372" table:style-name="ce93"/>
        </table:table-row>
        <table:table-row table:style-name="ro7">
          <table:table-cell table:style-name="ce36"/>
          <table:table-cell office:value-type="string" table:style-name="ce97">
            <text:p>計</text:p>
          </table:table-cell>
          <table:table-cell office:value-type="float" office:value="18109" table:style-name="ce37">
            <text:p><text:s text:c="3"/>18,109</text:p>
          </table:table-cell>
          <table:table-cell office:value-type="float" office:value="17460" table:style-name="ce38">
            <text:p><text:s text:c="3"/>17,460</text:p>
          </table:table-cell>
          <table:table-cell office:value-type="float" office:value="649" table:style-name="ce38">
            <text:p><text:s text:c="3"/>649</text:p>
          </table:table-cell>
          <table:table-cell office:value-type="float" office:value="0" table:style-name="ce37">
            <text:p>—</text:p>
          </table:table-cell>
          <table:table-cell office:value-type="float" office:value="16961" table:style-name="ce200">
            <text:p><text:s text:c="3"/>16,961</text:p>
          </table:table-cell>
          <table:table-cell office:value-type="float" office:value="662" table:style-name="ce201">
            <text:p><text:s text:c="3"/>662</text:p>
          </table:table-cell>
          <table:table-cell office:value-type="float" office:value="486" table:style-name="ce201">
            <text:p><text:s text:c="3"/>486</text:p>
          </table:table-cell>
          <table:table-cell office:value-type="float" office:value="17885" table:style-name="ce47">
            <text:p><text:s text:c="3"/>17,885</text:p>
          </table:table-cell>
          <table:table-cell office:value-type="float" office:value="61" table:style-name="ce186">
            <text:p><text:s text:c="3"/>61</text:p>
          </table:table-cell>
          <table:table-cell office:value-type="float" office:value="163" table:style-name="ce186">
            <text:p><text:s text:c="3"/>163</text:p>
          </table:table-cell>
          <table:table-cell table:number-columns-repeated="16372" table:style-name="ce93"/>
        </table:table-row>
        <table:table-row table:style-name="ro7">
          <table:table-cell office:value-type="string" table:style-name="ce100">
            <text:p>11 月</text:p>
          </table:table-cell>
          <table:table-cell office:value-type="string" table:style-name="ce98">
            <text:p>男</text:p>
          </table:table-cell>
          <table:table-cell office:value-type="float" office:value="9416" table:style-name="ce40">
            <text:p><text:s text:c="3"/>9,416</text:p>
          </table:table-cell>
          <table:table-cell office:value-type="float" office:value="9075" table:style-name="ce41">
            <text:p><text:s text:c="3"/>9,075</text:p>
          </table:table-cell>
          <table:table-cell office:value-type="float" office:value="341" table:style-name="ce40">
            <text:p><text:s text:c="3"/>341</text:p>
          </table:table-cell>
          <table:table-cell office:value-type="float" office:value="0" table:style-name="ce41">
            <text:p>—</text:p>
          </table:table-cell>
          <table:table-cell office:value-type="float" office:value="8803" table:style-name="ce202">
            <text:p><text:s text:c="3"/>8,803</text:p>
          </table:table-cell>
          <table:table-cell office:value-type="float" office:value="360" table:style-name="ce203">
            <text:p><text:s text:c="3"/>360</text:p>
          </table:table-cell>
          <table:table-cell office:value-type="float" office:value="253" table:style-name="ce203">
            <text:p><text:s text:c="3"/>253</text:p>
          </table:table-cell>
          <table:table-cell office:value-type="float" office:value="9301" table:style-name="ce47">
            <text:p><text:s text:c="3"/>9,301</text:p>
          </table:table-cell>
          <table:table-cell office:value-type="float" office:value="33" table:style-name="ce101">
            <text:p>33</text:p>
          </table:table-cell>
          <table:table-cell office:value-type="float" office:value="82" table:style-name="ce102">
            <text:p>82</text:p>
          </table:table-cell>
          <table:table-cell table:number-columns-repeated="16372" table:style-name="ce93"/>
        </table:table-row>
        <table:table-row table:style-name="ro7">
          <table:table-cell table:style-name="ce42"/>
          <table:table-cell office:value-type="string" table:style-name="ce99">
            <text:p>女</text:p>
          </table:table-cell>
          <table:table-cell office:value-type="float" office:value="8693" table:style-name="ce40">
            <text:p><text:s text:c="3"/>8,693</text:p>
          </table:table-cell>
          <table:table-cell office:value-type="float" office:value="8385" table:style-name="ce41">
            <text:p><text:s text:c="3"/>8,385</text:p>
          </table:table-cell>
          <table:table-cell office:value-type="float" office:value="308" table:style-name="ce40">
            <text:p><text:s text:c="3"/>308</text:p>
          </table:table-cell>
          <table:table-cell office:value-type="float" office:value="0" table:style-name="ce43">
            <text:p>—</text:p>
          </table:table-cell>
          <table:table-cell office:value-type="float" office:value="8158" table:style-name="ce202">
            <text:p><text:s text:c="3"/>8,158</text:p>
          </table:table-cell>
          <table:table-cell office:value-type="float" office:value="302" table:style-name="ce203">
            <text:p><text:s text:c="3"/>302</text:p>
          </table:table-cell>
          <table:table-cell office:value-type="float" office:value="233" table:style-name="ce203">
            <text:p><text:s text:c="3"/>233</text:p>
          </table:table-cell>
          <table:table-cell office:value-type="float" office:value="8584" table:style-name="ce49">
            <text:p><text:s text:c="3"/>8,584</text:p>
          </table:table-cell>
          <table:table-cell office:value-type="float" office:value="28" table:style-name="ce105">
            <text:p>28</text:p>
          </table:table-cell>
          <table:table-cell office:value-type="float" office:value="81" table:style-name="ce106">
            <text:p>81</text:p>
          </table:table-cell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22">
            <text:p>較上年同月　　増減 (%)<text:s/></text:p>
          </table:table-cell>
          <table:table-cell office:value-type="string" table:style-name="ce107">
            <text:p>計</text:p>
          </table:table-cell>
          <table:table-cell office:value-type="float" office:value="8.8800000000000008" table:style-name="ce50">
            <text:p><text:s/>8.88</text:p>
          </table:table-cell>
          <table:table-cell office:value-type="float" office:value="9.1" table:style-name="ce50">
            <text:p><text:s/>9.10</text:p>
          </table:table-cell>
          <table:table-cell office:value-type="float" office:value="3.51" table:style-name="ce50">
            <text:p><text:s/>3.51</text:p>
          </table:table-cell>
          <table:table-cell office:value-type="float" office:value="-100" table:style-name="ce50">
            <text:p><text:s text:c="3"/>－100.00</text:p>
          </table:table-cell>
          <table:table-cell office:value-type="float" office:value="9.43" table:style-name="ce50">
            <text:p><text:s/>9.43</text:p>
          </table:table-cell>
          <table:table-cell office:value-type="float" office:value="0.76" table:style-name="ce50">
            <text:p><text:s/>0.76</text:p>
          </table:table-cell>
          <table:table-cell office:value-type="float" office:value="2.3199999999999998" table:style-name="ce51">
            <text:p><text:s/>2.32</text:p>
          </table:table-cell>
          <table:table-cell office:value-type="string" table:number-columns-spanned="1" table:number-rows-spanned="3" table:style-name="ce209">
            <text:p><text:s text:c="3"/>…</text:p>
          </table:table-cell>
          <table:table-cell office:value-type="string" table:number-columns-spanned="1" table:number-rows-spanned="3" table:style-name="ce209">
            <text:p><text:s text:c="3"/>…</text:p>
          </table:table-cell>
          <table:table-cell office:value-type="string" table:number-columns-spanned="1" table:number-rows-spanned="3" table:style-name="ce210">
            <text:p><text:s text:c="3"/>…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98">
            <text:p>男</text:p>
          </table:table-cell>
          <table:table-cell office:value-type="float" office:value="9.59" table:style-name="ce52">
            <text:p><text:s/>9.59</text:p>
          </table:table-cell>
          <table:table-cell office:value-type="float" office:value="9.83" table:style-name="ce52">
            <text:p><text:s/>9.83</text:p>
          </table:table-cell>
          <table:table-cell office:value-type="float" office:value="3.65" table:style-name="ce52">
            <text:p><text:s/>3.65</text:p>
          </table:table-cell>
          <table:table-cell office:value-type="float" office:value="0" table:style-name="ce52">
            <text:p>－</text:p>
          </table:table-cell>
          <table:table-cell office:value-type="float" office:value="9.86" table:style-name="ce52">
            <text:p><text:s/>9.86</text:p>
          </table:table-cell>
          <table:table-cell office:value-type="float" office:value="5.88" table:style-name="ce52">
            <text:p><text:s/>5.88</text:p>
          </table:table-cell>
          <table:table-cell office:value-type="float" office:value="5.86" table:style-name="ce53">
            <text:p><text:s/>5.86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8.1199999999999992" table:style-name="ce55">
            <text:p><text:s/>8.12</text:p>
          </table:table-cell>
          <table:table-cell office:value-type="float" office:value="8.32" table:style-name="ce55">
            <text:p><text:s/>8.32</text:p>
          </table:table-cell>
          <table:table-cell office:value-type="float" office:value="3.36" table:style-name="ce55">
            <text:p><text:s/>3.36</text:p>
          </table:table-cell>
          <table:table-cell office:value-type="float" office:value="-100" table:style-name="ce55">
            <text:p><text:s text:c="3"/>－100.00</text:p>
          </table:table-cell>
          <table:table-cell office:value-type="float" office:value="8.9600000000000009" table:style-name="ce55">
            <text:p><text:s/>8.96</text:p>
          </table:table-cell>
          <table:table-cell office:value-type="float" office:value="-4.7300000000000004" table:style-name="ce55">
            <text:p><text:s text:c="3"/>－4.73</text:p>
          </table:table-cell>
          <table:table-cell office:value-type="float" office:value="-1.27" table:style-name="ce56">
            <text:p><text:s text:c="3"/>－1.27</text:p>
          </table:table-cell>
          <table:covered-table-cell/>
          <table:covered-table-cell/>
          <table:covered-table-cell/>
          <table:table-cell table:number-columns-repeated="16372" table:style-name="ce93"/>
        </table:table-row>
        <table:table-row table:style-name="ro7">
          <table:table-cell office:value-type="string" table:number-columns-spanned="1" table:number-rows-spanned="3" table:style-name="ce221">
            <text:p><text:s/>較本年上月<text:span text:style-name="T1"><text:s text:c="2"/>増減 (%) △</text:span></text:p>
          </table:table-cell>
          <table:table-cell office:value-type="string" table:style-name="ce97">
            <text:p>計</text:p>
          </table:table-cell>
          <table:table-cell office:value-type="float" office:value="-9.58" table:style-name="ce57">
            <text:p><text:s text:c="3"/>－9.58</text:p>
          </table:table-cell>
          <table:table-cell office:value-type="float" office:value="-9.6" table:style-name="ce57">
            <text:p><text:s text:c="3"/>－9.60</text:p>
          </table:table-cell>
          <table:table-cell office:value-type="float" office:value="-8.85" table:style-name="ce57">
            <text:p><text:s text:c="3"/>－8.85</text:p>
          </table:table-cell>
          <table:table-cell office:value-type="float" office:value="0" table:style-name="ce57">
            <text:p>－</text:p>
          </table:table-cell>
          <table:table-cell office:value-type="float" office:value="-9.4" table:style-name="ce57">
            <text:p><text:s text:c="3"/>－9.40</text:p>
          </table:table-cell>
          <table:table-cell office:value-type="float" office:value="-13.01" table:style-name="ce57">
            <text:p><text:s text:c="3"/>－13.01</text:p>
          </table:table-cell>
          <table:table-cell office:value-type="float" office:value="-10.99" table:style-name="ce58">
            <text:p><text:s text:c="3"/>－10.99</text:p>
          </table:table-cell>
          <table:table-cell office:value-type="float" office:value="-9.58" table:style-name="ce58">
            <text:p><text:s text:c="3"/>－9.58</text:p>
          </table:table-cell>
          <table:table-cell office:value-type="float" office:value="-17.57" table:style-name="ce58">
            <text:p><text:s text:c="3"/>－17.57</text:p>
          </table:table-cell>
          <table:table-cell office:value-type="float" office:value="-5.78" table:style-name="ce58">
            <text:p><text:s text:c="3"/>－5.78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98">
            <text:p>男</text:p>
          </table:table-cell>
          <table:table-cell office:value-type="float" office:value="-8.5299999999999994" table:style-name="ce52">
            <text:p><text:s text:c="3"/>－8.53</text:p>
          </table:table-cell>
          <table:table-cell office:value-type="float" office:value="-8.67" table:style-name="ce52">
            <text:p><text:s text:c="3"/>－8.67</text:p>
          </table:table-cell>
          <table:table-cell office:value-type="float" office:value="-4.75" table:style-name="ce52">
            <text:p><text:s text:c="3"/>－4.75</text:p>
          </table:table-cell>
          <table:table-cell office:value-type="float" office:value="0" table:style-name="ce52">
            <text:p>－</text:p>
          </table:table-cell>
          <table:table-cell office:value-type="float" office:value="-8.4499999999999993" table:style-name="ce52">
            <text:p><text:s text:c="3"/>－8.45</text:p>
          </table:table-cell>
          <table:table-cell office:value-type="float" office:value="-8.86" table:style-name="ce52">
            <text:p><text:s text:c="3"/>－8.86</text:p>
          </table:table-cell>
          <table:table-cell office:value-type="float" office:value="-10.6" table:style-name="ce53">
            <text:p><text:s text:c="3"/>－10.60</text:p>
          </table:table-cell>
          <table:table-cell office:value-type="float" office:value="-8.56" table:style-name="ce53">
            <text:p><text:s text:c="3"/>－8.56</text:p>
          </table:table-cell>
          <table:table-cell office:value-type="float" office:value="-8.33" table:style-name="ce53">
            <text:p><text:s text:c="3"/>－8.33</text:p>
          </table:table-cell>
          <table:table-cell office:value-type="float" office:value="-4.6500000000000004" table:style-name="ce53">
            <text:p><text:s text:c="3"/>－4.65</text:p>
          </table:table-cell>
          <table:table-cell table:number-columns-repeated="16372" table:style-name="ce93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-10.69" table:style-name="ce55">
            <text:p><text:s text:c="3"/>－10.69</text:p>
          </table:table-cell>
          <table:table-cell office:value-type="float" office:value="-10.6" table:style-name="ce55">
            <text:p><text:s text:c="3"/>－10.60</text:p>
          </table:table-cell>
          <table:table-cell office:value-type="float" office:value="-12.99" table:style-name="ce55">
            <text:p><text:s text:c="3"/>－12.99</text:p>
          </table:table-cell>
          <table:table-cell office:value-type="float" office:value="0" table:style-name="ce55">
            <text:p>－</text:p>
          </table:table-cell>
          <table:table-cell office:value-type="float" office:value="-10.39" table:style-name="ce55">
            <text:p><text:s text:c="3"/>－10.39</text:p>
          </table:table-cell>
          <table:table-cell office:value-type="float" office:value="-17.489999999999998" table:style-name="ce55">
            <text:p><text:s text:c="3"/>－17.49</text:p>
          </table:table-cell>
          <table:table-cell office:value-type="float" office:value="-11.41" table:style-name="ce56">
            <text:p><text:s text:c="3"/>－11.41</text:p>
          </table:table-cell>
          <table:table-cell office:value-type="float" office:value="-10.66" table:style-name="ce56">
            <text:p><text:s text:c="3"/>－10.66</text:p>
          </table:table-cell>
          <table:table-cell office:value-type="float" office:value="-26.32" table:style-name="ce56">
            <text:p><text:s text:c="3"/>－26.32</text:p>
          </table:table-cell>
          <table:table-cell office:value-type="float" office:value="-6.9" table:style-name="ce56">
            <text:p><text:s text:c="3"/>－6.90</text:p>
          </table:table-cell>
          <table:table-cell table:number-columns-repeated="16372" table:style-name="ce93"/>
        </table:table-row>
        <table:table-row table:style-name="ro5">
          <table:table-cell office:value-type="string" table:style-name="ce59">
            <text:p>說明：1.本表按登記日期統計，86年以前未有是項統計。<text:span text:style-name="T5">生父原屬國籍（地區）自103年起統計。</text:span></text:p>
          </table:table-cell>
          <table:table-cell table:number-columns-repeated="4" table:style-name="ce109"/>
          <table:table-cell table:style-name="ce110"/>
          <table:table-cell table:number-columns-repeated="2" table:style-name="ce111"/>
          <table:table-cell table:number-columns-repeated="3" table:style-name="ce93"/>
          <table:table-cell office:value-type="string" table:style-name="ce187">
            <text:p>內政部戶政司 編製</text:p>
          </table:table-cell>
          <table:table-cell table:number-columns-repeated="16372" table:style-name="ce93"/>
        </table:table-row>
        <table:table-row table:style-name="ro5">
          <table:table-cell office:value-type="string" table:style-name="ce59">
            <text:p>     <text:s/>2.93年以前生母原屬大陸、港澳地區或外國籍已定居設戶籍者，列入本國籍統計。</text:p>
          </table:table-cell>
          <table:table-cell table:number-columns-repeated="4" table:style-name="ce112"/>
          <table:table-cell table:number-columns-repeated="16379" table:style-name="ce92"/>
        </table:table-row>
        <table:table-row table:style-name="ro8">
          <table:table-cell office:value-type="string" table:style-name="ce59">
            <text:p>     <text:s/>3.表內列有「－」者表示無數字，「0.00」表示未滿百分之0.005。</text:p>
          </table:table-cell>
          <table:table-cell table:number-columns-repeated="16383" table:style-name="ce92"/>
        </table:table-row>
        <table:table-row table:number-rows-repeated="3" table:style-name="ro8">
          <table:table-cell table:number-columns-repeated="16384" table:style-name="ce92"/>
        </table:table-row>
        <table:table-row table:number-rows-repeated="2" table:style-name="ro9">
          <table:table-cell table:number-columns-repeated="16384"/>
        </table:table-row>
        <table:table-row table:style-name="ro9">
          <table:table-cell table:number-columns-repeated="11" table:style-name="ce92"/>
          <table:table-cell office:value-type="string" table:style-name="ce92">
            <text:p><text:s/></text:p>
          </table:table-cell>
          <table:table-cell table:number-columns-repeated="16372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7"/>
        <table:table-column table:style-name="co2" table:default-cell-style-name="ce7"/>
        <table:table-column table:style-name="co6" table:number-columns-repeated="10" table:default-cell-style-name="ce7"/>
        <table:table-column table:style-name="co4" table:number-columns-repeated="16372" table:default-cell-style-name="ce7"/>
        <table:table-row table:style-name="ro10">
          <table:table-cell office:value-type="string" table:number-columns-spanned="12" table:number-rows-spanned="1" table:style-name="ce171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1">
          <table:table-cell table:style-name="ce1"/>
          <table:table-cell table:number-columns-repeated="2" table:style-name="ce60"/>
          <table:table-cell table:style-name="ce1"/>
          <table:table-cell table:style-name="ce60"/>
          <table:table-cell office:value-type="string" table:style-name="ce60">
            <text:p>中 華 民 國 103 年 11 月 份</text:p>
          </table:table-cell>
          <table:table-cell table:style-name="ce1"/>
          <table:table-cell table:style-name="ce60"/>
          <table:table-cell table:number-columns-repeated="3" table:style-name="ce1"/>
          <table:table-cell office:value-type="string" table:style-name="ce61">
            <text:p><text:s text:c="3"/>單位︰人</text:p>
          </table:table-cell>
          <table:table-cell table:number-columns-repeated="16372" table:style-name="ce1"/>
        </table:table-row>
        <table:table-row table:style-name="ro12">
          <table:table-cell office:value-type="string" table:number-columns-spanned="1" table:number-rows-spanned="4" table:style-name="ce226">
            <text:p>區域別</text:p>
          </table:table-cell>
          <table:table-cell office:value-type="string" table:number-columns-spanned="1" table:number-rows-spanned="4" table:style-name="ce227">
            <text:p>性別</text:p>
          </table:table-cell>
          <table:table-cell office:value-type="string" table:number-columns-spanned="4" table:number-rows-spanned="1" table:style-name="ce22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9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2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 table:style-name="ce7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12">
            <text:p>合計</text:p>
          </table:table-cell>
          <table:table-cell office:value-type="string" table:number-columns-spanned="1" table:number-rows-spanned="3" table:style-name="ce212">
            <text:p>婚生</text:p>
          </table:table-cell>
          <table:table-cell office:value-type="string" table:number-columns-spanned="1" table:number-rows-spanned="3" table:style-name="ce213">
            <text:p>非婚生</text:p>
          </table:table-cell>
          <table:table-cell office:value-type="string" table:number-columns-spanned="1" table:number-rows-spanned="3" table:style-name="ce212">
            <text:p>無依兒童</text:p>
          </table:table-cell>
          <table:table-cell office:value-type="string" table:number-columns-spanned="1" table:number-rows-spanned="3" table:style-name="ce212">
            <text:p>本國</text:p>
          </table:table-cell>
          <table:table-cell office:value-type="string" table:number-columns-spanned="1" table:number-rows-spanned="3" table:style-name="ce213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office:value-type="string" table:number-columns-spanned="1" table:number-rows-spanned="3" table:style-name="ce212">
            <text:p>本國</text:p>
          </table:table-cell>
          <table:table-cell office:value-type="string" table:number-columns-spanned="1" table:number-rows-spanned="3" table:style-name="ce213">
            <text:p>大陸港澳</text:p>
            <text:p>地區</text:p>
          </table:table-cell>
          <table:table-cell office:value-type="string" table:number-columns-spanned="1" table:number-rows-spanned="3" table:style-name="ce214">
            <text:p>外國籍</text:p>
          </table:table-cell>
          <table:table-cell table:number-columns-repeated="16372" table:style-name="ce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"/>
        </table:table-row>
        <table:table-row table:style-name="ro15">
          <table:table-cell table:style-name="ce62"/>
          <table:table-cell office:value-type="string" table:style-name="ce8">
            <text:p>計</text:p>
          </table:table-cell>
          <table:table-cell office:value-type="float" office:value="18109" table:style-name="ce16">
            <text:p><text:s text:c="3"/>18,109</text:p>
          </table:table-cell>
          <table:table-cell office:value-type="float" office:value="17460" table:style-name="ce9">
            <text:p><text:s text:c="3"/>17,460</text:p>
          </table:table-cell>
          <table:table-cell office:value-type="float" office:value="649" table:style-name="ce9">
            <text:p><text:s text:c="3"/>649</text:p>
          </table:table-cell>
          <table:table-cell office:value-type="float" office:value="0" table:style-name="ce9">
            <text:p>—</text:p>
          </table:table-cell>
          <table:table-cell office:value-type="float" office:value="16961" table:style-name="ce9">
            <text:p><text:s text:c="3"/>16,961</text:p>
          </table:table-cell>
          <table:table-cell office:value-type="float" office:value="662" table:style-name="ce9">
            <text:p><text:s text:c="3"/>662</text:p>
          </table:table-cell>
          <table:table-cell office:value-type="float" office:value="486" table:style-name="ce21">
            <text:p><text:s text:c="3"/>486</text:p>
          </table:table-cell>
          <table:table-cell office:value-type="float" office:value="17885" table:style-name="ce9">
            <text:p><text:s text:c="3"/>17,885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163" table:style-name="ce21">
            <text:p><text:s text:c="3"/>163</text:p>
          </table:table-cell>
          <table:table-cell table:style-name="ce63"/>
          <table:table-cell table:number-columns-repeated="16371" table:style-name="ce13"/>
        </table:table-row>
        <table:table-row table:style-name="ro15">
          <table:table-cell office:value-type="string" table:style-name="ce64">
            <text:p>總 <text:s text:c="5"/>計</text:p>
          </table:table-cell>
          <table:table-cell office:value-type="string" table:style-name="ce10">
            <text:p>男</text:p>
          </table:table-cell>
          <table:table-cell office:value-type="float" office:value="9416" table:style-name="ce65">
            <text:p><text:s text:c="3"/>9,416</text:p>
          </table:table-cell>
          <table:table-cell office:value-type="float" office:value="9075" table:style-name="ce11">
            <text:p><text:s text:c="3"/>9,075</text:p>
          </table:table-cell>
          <table:table-cell office:value-type="float" office:value="341" table:style-name="ce11">
            <text:p><text:s text:c="3"/>341</text:p>
          </table:table-cell>
          <table:table-cell office:value-type="float" office:value="0" table:style-name="ce11">
            <text:p>—</text:p>
          </table:table-cell>
          <table:table-cell office:value-type="float" office:value="8803" table:style-name="ce11">
            <text:p><text:s text:c="3"/>8,803</text:p>
          </table:table-cell>
          <table:table-cell office:value-type="float" office:value="360" table:style-name="ce11">
            <text:p><text:s text:c="3"/>360</text:p>
          </table:table-cell>
          <table:table-cell office:value-type="float" office:value="253" table:style-name="ce25">
            <text:p><text:s text:c="3"/>253</text:p>
          </table:table-cell>
          <table:table-cell office:value-type="float" office:value="9301" table:style-name="ce11">
            <text:p><text:s text:c="3"/>9,301</text:p>
          </table:table-cell>
          <table:table-cell office:value-type="float" office:value="33" table:style-name="ce11">
            <text:p><text:s text:c="3"/>33</text:p>
          </table:table-cell>
          <table:table-cell office:value-type="float" office:value="82" table:style-name="ce25">
            <text:p><text:s text:c="3"/>82</text:p>
          </table:table-cell>
          <table:table-cell table:style-name="ce63"/>
          <table:table-cell table:number-columns-repeated="16371" table:style-name="ce13"/>
        </table:table-row>
        <table:table-row table:style-name="ro15">
          <table:table-cell table:style-name="ce66"/>
          <table:table-cell office:value-type="string" table:style-name="ce14">
            <text:p>女</text:p>
          </table:table-cell>
          <table:table-cell office:value-type="float" office:value="8693" table:style-name="ce67">
            <text:p><text:s text:c="3"/>8,693</text:p>
          </table:table-cell>
          <table:table-cell office:value-type="float" office:value="8385" table:style-name="ce11">
            <text:p><text:s text:c="3"/>8,385</text:p>
          </table:table-cell>
          <table:table-cell office:value-type="float" office:value="308" table:style-name="ce11">
            <text:p><text:s text:c="3"/>308</text:p>
          </table:table-cell>
          <table:table-cell office:value-type="float" office:value="0" table:style-name="ce11">
            <text:p>—</text:p>
          </table:table-cell>
          <table:table-cell office:value-type="float" office:value="8158" table:style-name="ce15">
            <text:p><text:s text:c="3"/>8,158</text:p>
          </table:table-cell>
          <table:table-cell office:value-type="float" office:value="302" table:style-name="ce11">
            <text:p><text:s text:c="3"/>302</text:p>
          </table:table-cell>
          <table:table-cell office:value-type="float" office:value="233" table:style-name="ce27">
            <text:p><text:s text:c="3"/>233</text:p>
          </table:table-cell>
          <table:table-cell office:value-type="float" office:value="8584" table:style-name="ce11">
            <text:p><text:s text:c="3"/>8,584</text:p>
          </table:table-cell>
          <table:table-cell office:value-type="float" office:value="28" table:style-name="ce11">
            <text:p><text:s text:c="3"/>28</text:p>
          </table:table-cell>
          <table:table-cell office:value-type="float" office:value="81" table:style-name="ce25">
            <text:p><text:s text:c="3"/>81</text:p>
          </table:table-cell>
          <table:table-cell table:style-name="ce63"/>
          <table:table-cell table:number-columns-repeated="16371" table:style-name="ce13"/>
        </table:table-row>
        <table:table-row table:style-name="ro15">
          <table:table-cell table:style-name="ce68"/>
          <table:table-cell office:value-type="string" table:style-name="ce8">
            <text:p>計</text:p>
          </table:table-cell>
          <table:table-cell office:value-type="float" office:value="3274" table:style-name="ce16">
            <text:p><text:s text:c="3"/>3,274</text:p>
          </table:table-cell>
          <table:table-cell office:value-type="float" office:value="3148" table:style-name="ce16">
            <text:p><text:s text:c="3"/>3,148</text:p>
          </table:table-cell>
          <table:table-cell office:value-type="float" office:value="126" table:style-name="ce16">
            <text:p><text:s text:c="3"/>126</text:p>
          </table:table-cell>
          <table:table-cell office:value-type="float" office:value="0" table:style-name="ce16">
            <text:p>—</text:p>
          </table:table-cell>
          <table:table-cell office:value-type="float" office:value="3042" table:style-name="ce11">
            <text:p><text:s text:c="3"/>3,042</text:p>
          </table:table-cell>
          <table:table-cell office:value-type="float" office:value="158" table:style-name="ce16">
            <text:p><text:s text:c="3"/>158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226" table:style-name="ce9">
            <text:p><text:s text:c="3"/>3,226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7" table:style-name="ce69">
            <text:p><text:s text:c="3"/>37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64">
            <text:p>新北市</text:p>
          </table:table-cell>
          <table:table-cell office:value-type="string" table:style-name="ce10">
            <text:p>男</text:p>
          </table:table-cell>
          <table:table-cell office:value-type="float" office:value="1727" table:style-name="ce65">
            <text:p><text:s text:c="3"/>1,727</text:p>
          </table:table-cell>
          <table:table-cell office:value-type="float" office:value="1665" table:style-name="ce65">
            <text:p><text:s text:c="3"/>1,665</text:p>
          </table:table-cell>
          <table:table-cell office:value-type="float" office:value="62" table:style-name="ce65">
            <text:p><text:s text:c="3"/>62</text:p>
          </table:table-cell>
          <table:table-cell office:value-type="float" office:value="0" table:style-name="ce65">
            <text:p>—</text:p>
          </table:table-cell>
          <table:table-cell office:value-type="float" office:value="1596" table:style-name="ce11">
            <text:p><text:s text:c="3"/>1,596</text:p>
          </table:table-cell>
          <table:table-cell office:value-type="float" office:value="90" table:style-name="ce65">
            <text:p><text:s text:c="3"/>90</text:p>
          </table:table-cell>
          <table:table-cell office:value-type="float" office:value="41" table:style-name="ce70">
            <text:p><text:s text:c="3"/>41</text:p>
          </table:table-cell>
          <table:table-cell office:value-type="float" office:value="1700" table:style-name="ce11">
            <text:p><text:s text:c="3"/>1,700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1" table:style-name="ce70">
            <text:p><text:s text:c="3"/>21</text:p>
          </table:table-cell>
          <table:table-cell table:number-columns-repeated="16372" table:style-name="ce13"/>
        </table:table-row>
        <table:table-row table:style-name="ro15">
          <table:table-cell table:style-name="ce66"/>
          <table:table-cell office:value-type="string" table:style-name="ce14">
            <text:p>女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483" table:style-name="ce65">
            <text:p><text:s text:c="3"/>1,483</text:p>
          </table:table-cell>
          <table:table-cell office:value-type="float" office:value="64" table:style-name="ce67">
            <text:p><text:s text:c="3"/>64</text:p>
          </table:table-cell>
          <table:table-cell office:value-type="float" office:value="0" table:style-name="ce67">
            <text:p>—</text:p>
          </table:table-cell>
          <table:table-cell office:value-type="float" office:value="1446" table:style-name="ce15">
            <text:p><text:s text:c="3"/>1,446</text:p>
          </table:table-cell>
          <table:table-cell office:value-type="float" office:value="68" table:style-name="ce67">
            <text:p><text:s text:c="3"/>68</text:p>
          </table:table-cell>
          <table:table-cell office:value-type="float" office:value="33" table:style-name="ce71">
            <text:p><text:s text:c="3"/>33</text:p>
          </table:table-cell>
          <table:table-cell office:value-type="float" office:value="1526" table:style-name="ce15">
            <text:p><text:s text:c="3"/>1,526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16" table:style-name="ce71">
            <text:p><text:s text:c="3"/>16</text:p>
          </table:table-cell>
          <table:table-cell table:number-columns-repeated="16372" table:style-name="ce13"/>
        </table:table-row>
        <table:table-row table:style-name="ro15">
          <table:table-cell table:style-name="ce68"/>
          <table:table-cell office:value-type="string" table:style-name="ce8">
            <text:p>計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2474" table:style-name="ce16">
            <text:p><text:s text:c="3"/>2,474</text:p>
          </table:table-cell>
          <table:table-cell office:value-type="float" office:value="83" table:style-name="ce16">
            <text:p><text:s text:c="3"/>83</text:p>
          </table:table-cell>
          <table:table-cell office:value-type="float" office:value="0" table:style-name="ce16">
            <text:p>—</text:p>
          </table:table-cell>
          <table:table-cell office:value-type="float" office:value="2441" table:style-name="ce11">
            <text:p><text:s text:c="3"/>2,441</text:p>
          </table:table-cell>
          <table:table-cell office:value-type="float" office:value="77" table:style-name="ce16">
            <text:p><text:s text:c="3"/>77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2500" table:style-name="ce9">
            <text:p><text:s text:c="3"/>2,500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3" table:style-name="ce69">
            <text:p><text:s text:c="3"/>43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64">
            <text:p>臺北市</text:p>
          </table:table-cell>
          <table:table-cell office:value-type="string" table:style-name="ce10">
            <text:p>男</text:p>
          </table:table-cell>
          <table:table-cell office:value-type="float" office:value="1284" table:style-name="ce65">
            <text:p><text:s text:c="3"/>1,284</text:p>
          </table:table-cell>
          <table:table-cell office:value-type="float" office:value="1234" table:style-name="ce65">
            <text:p><text:s text:c="3"/>1,234</text:p>
          </table:table-cell>
          <table:table-cell office:value-type="float" office:value="50" table:style-name="ce65">
            <text:p><text:s text:c="3"/>50</text:p>
          </table:table-cell>
          <table:table-cell office:value-type="float" office:value="0" table:style-name="ce65">
            <text:p>—</text:p>
          </table:table-cell>
          <table:table-cell office:value-type="float" office:value="1224" table:style-name="ce11">
            <text:p><text:s text:c="3"/>1,224</text:p>
          </table:table-cell>
          <table:table-cell office:value-type="float" office:value="42" table:style-name="ce65">
            <text:p><text:s text:c="3"/>42</text:p>
          </table:table-cell>
          <table:table-cell office:value-type="float" office:value="18" table:style-name="ce70">
            <text:p><text:s text:c="3"/>18</text:p>
          </table:table-cell>
          <table:table-cell office:value-type="float" office:value="1257" table:style-name="ce11">
            <text:p><text:s text:c="3"/>1,257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3" table:style-name="ce70">
            <text:p><text:s text:c="3"/>23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14">
            <text:p>女</text:p>
          </table:table-cell>
          <table:table-cell office:value-type="float" office:value="1273" table:style-name="ce67">
            <text:p><text:s text:c="3"/>1,273</text:p>
          </table:table-cell>
          <table:table-cell office:value-type="float" office:value="1240" table:style-name="ce65">
            <text:p><text:s text:c="3"/>1,240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0" table:style-name="ce67">
            <text:p>—</text:p>
          </table:table-cell>
          <table:table-cell office:value-type="float" office:value="1217" table:style-name="ce15">
            <text:p><text:s text:c="3"/>1,217</text:p>
          </table:table-cell>
          <table:table-cell office:value-type="float" office:value="35" table:style-name="ce67">
            <text:p><text:s text:c="3"/>35</text:p>
          </table:table-cell>
          <table:table-cell office:value-type="float" office:value="21" table:style-name="ce71">
            <text:p><text:s text:c="3"/>21</text:p>
          </table:table-cell>
          <table:table-cell office:value-type="float" office:value="1243" table:style-name="ce15">
            <text:p><text:s text:c="3"/>1,243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20" table:style-name="ce71">
            <text:p><text:s text:c="3"/>20</text:p>
          </table:table-cell>
          <table:table-cell table:number-columns-repeated="16372" table:style-name="ce13"/>
        </table:table-row>
        <table:table-row table:style-name="ro15">
          <table:table-cell table:style-name="ce73"/>
          <table:table-cell office:value-type="string" table:style-name="ce8">
            <text:p>計</text:p>
          </table:table-cell>
          <table:table-cell office:value-type="float" office:value="2261" table:style-name="ce16">
            <text:p><text:s text:c="3"/>2,261</text:p>
          </table:table-cell>
          <table:table-cell office:value-type="float" office:value="2199" table:style-name="ce16">
            <text:p><text:s text:c="3"/>2,199</text:p>
          </table:table-cell>
          <table:table-cell office:value-type="float" office:value="62" table:style-name="ce16">
            <text:p><text:s text:c="3"/>62</text:p>
          </table:table-cell>
          <table:table-cell office:value-type="float" office:value="0" table:style-name="ce16">
            <text:p>—</text:p>
          </table:table-cell>
          <table:table-cell office:value-type="float" office:value="2141" table:style-name="ce11">
            <text:p><text:s text:c="3"/>2,141</text:p>
          </table:table-cell>
          <table:table-cell office:value-type="float" office:value="68" table:style-name="ce16">
            <text:p><text:s text:c="3"/>68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2231" table:style-name="ce9">
            <text:p><text:s text:c="3"/>2,231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2" table:style-name="ce69">
            <text:p><text:s text:c="3"/>22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4">
            <text:p>臺中市</text:p>
          </table:table-cell>
          <table:table-cell office:value-type="string" table:style-name="ce10">
            <text:p>男</text:p>
          </table:table-cell>
          <table:table-cell office:value-type="float" office:value="1180" table:style-name="ce65">
            <text:p><text:s text:c="3"/>1,180</text:p>
          </table:table-cell>
          <table:table-cell office:value-type="float" office:value="1139" table:style-name="ce65">
            <text:p><text:s text:c="3"/>1,139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0" table:style-name="ce65">
            <text:p>—</text:p>
          </table:table-cell>
          <table:table-cell office:value-type="float" office:value="1109" table:style-name="ce11">
            <text:p><text:s text:c="3"/>1,109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28" table:style-name="ce70">
            <text:p><text:s text:c="3"/>28</text:p>
          </table:table-cell>
          <table:table-cell office:value-type="float" office:value="1166" table:style-name="ce11">
            <text:p><text:s text:c="3"/>1,166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11" table:style-name="ce70">
            <text:p><text:s text:c="3"/>11</text:p>
          </table:table-cell>
          <table:table-cell table:number-columns-repeated="16372" table:style-name="ce13"/>
        </table:table-row>
        <table:table-row table:style-name="ro15">
          <table:table-cell table:style-name="ce66"/>
          <table:table-cell office:value-type="string" table:style-name="ce14">
            <text:p>女</text:p>
          </table:table-cell>
          <table:table-cell office:value-type="float" office:value="1081" table:style-name="ce67">
            <text:p><text:s text:c="3"/>1,081</text:p>
          </table:table-cell>
          <table:table-cell office:value-type="float" office:value="1060" table:style-name="ce65">
            <text:p><text:s text:c="3"/>1,060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0" table:style-name="ce67">
            <text:p>—</text:p>
          </table:table-cell>
          <table:table-cell office:value-type="float" office:value="1032" table:style-name="ce15">
            <text:p><text:s text:c="3"/>1,032</text:p>
          </table:table-cell>
          <table:table-cell office:value-type="float" office:value="25" table:style-name="ce67">
            <text:p><text:s text:c="3"/>25</text:p>
          </table:table-cell>
          <table:table-cell office:value-type="float" office:value="24" table:style-name="ce71">
            <text:p><text:s text:c="3"/>24</text:p>
          </table:table-cell>
          <table:table-cell office:value-type="float" office:value="1065" table:style-name="ce15">
            <text:p><text:s text:c="3"/>1,065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11" table:style-name="ce71">
            <text:p><text:s text:c="3"/>11</text:p>
          </table:table-cell>
          <table:table-cell table:number-columns-repeated="16372" table:style-name="ce13"/>
        </table:table-row>
        <table:table-row table:style-name="ro15">
          <table:table-cell table:style-name="ce68"/>
          <table:table-cell office:value-type="string" table:style-name="ce8">
            <text:p>計</text:p>
          </table:table-cell>
          <table:table-cell office:value-type="float" office:value="1318" table:style-name="ce16">
            <text:p><text:s text:c="3"/>1,318</text:p>
          </table:table-cell>
          <table:table-cell office:value-type="float" office:value="1284" table:style-name="ce16">
            <text:p><text:s text:c="3"/>1,284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0" table:style-name="ce16">
            <text:p>—</text:p>
          </table:table-cell>
          <table:table-cell office:value-type="float" office:value="1240" table:style-name="ce11">
            <text:p><text:s text:c="3"/>1,240</text:p>
          </table:table-cell>
          <table:table-cell office:value-type="float" office:value="54" table:style-name="ce16">
            <text:p><text:s text:c="3"/>54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1309" table:style-name="ce9">
            <text:p><text:s text:c="3"/>1,309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6" table:style-name="ce69">
            <text:p><text:s text:c="3"/>6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4">
            <text:p>臺南市</text:p>
          </table:table-cell>
          <table:table-cell office:value-type="string" table:style-name="ce10">
            <text:p>男</text:p>
          </table:table-cell>
          <table:table-cell office:value-type="float" office:value="696" table:style-name="ce65">
            <text:p><text:s text:c="3"/>696</text:p>
          </table:table-cell>
          <table:table-cell office:value-type="float" office:value="680" table:style-name="ce65">
            <text:p><text:s text:c="3"/>680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0" table:style-name="ce65">
            <text:p>—</text:p>
          </table:table-cell>
          <table:table-cell office:value-type="float" office:value="651" table:style-name="ce11">
            <text:p><text:s text:c="3"/>651</text:p>
          </table:table-cell>
          <table:table-cell office:value-type="float" office:value="30" table:style-name="ce65">
            <text:p><text:s text:c="3"/>30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692" table:style-name="ce11">
            <text:p><text:s text:c="3"/>69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table:style-name="ce66"/>
          <table:table-cell office:value-type="string" table:style-name="ce14">
            <text:p>女</text:p>
          </table:table-cell>
          <table:table-cell office:value-type="float" office:value="622" table:style-name="ce67">
            <text:p><text:s text:c="3"/>622</text:p>
          </table:table-cell>
          <table:table-cell office:value-type="float" office:value="604" table:style-name="ce65">
            <text:p><text:s text:c="3"/>604</text:p>
          </table:table-cell>
          <table:table-cell office:value-type="float" office:value="18" table:style-name="ce67">
            <text:p><text:s text:c="3"/>18</text:p>
          </table:table-cell>
          <table:table-cell office:value-type="float" office:value="0" table:style-name="ce67">
            <text:p>—</text:p>
          </table:table-cell>
          <table:table-cell office:value-type="float" office:value="589" table:style-name="ce15">
            <text:p><text:s text:c="3"/>589</text:p>
          </table:table-cell>
          <table:table-cell office:value-type="float" office:value="24" table:style-name="ce67">
            <text:p><text:s text:c="3"/>24</text:p>
          </table:table-cell>
          <table:table-cell office:value-type="float" office:value="9" table:style-name="ce71">
            <text:p><text:s text:c="3"/>9</text:p>
          </table:table-cell>
          <table:table-cell office:value-type="float" office:value="617" table:style-name="ce15">
            <text:p><text:s text:c="3"/>617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" table:style-name="ce71">
            <text:p><text:s text:c="3"/>4</text:p>
          </table:table-cell>
          <table:table-cell table:number-columns-repeated="16372" table:style-name="ce13"/>
        </table:table-row>
        <table:table-row table:style-name="ro15">
          <table:table-cell table:style-name="ce68"/>
          <table:table-cell office:value-type="string" table:style-name="ce8">
            <text:p>計</text:p>
          </table:table-cell>
          <table:table-cell office:value-type="float" office:value="1931" table:style-name="ce16">
            <text:p><text:s text:c="3"/>1,931</text:p>
          </table:table-cell>
          <table:table-cell office:value-type="float" office:value="1841" table:style-name="ce16">
            <text:p><text:s text:c="3"/>1,841</text:p>
          </table:table-cell>
          <table:table-cell office:value-type="float" office:value="90" table:style-name="ce16">
            <text:p><text:s text:c="3"/>90</text:p>
          </table:table-cell>
          <table:table-cell office:value-type="float" office:value="0" table:style-name="ce16">
            <text:p>—</text:p>
          </table:table-cell>
          <table:table-cell office:value-type="float" office:value="1835" table:style-name="ce11">
            <text:p><text:s text:c="3"/>1,835</text:p>
          </table:table-cell>
          <table:table-cell office:value-type="float" office:value="54" table:style-name="ce16">
            <text:p><text:s text:c="3"/>54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1917" table:style-name="ce9">
            <text:p><text:s text:c="3"/>1,917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11" table:style-name="ce69">
            <text:p><text:s text:c="3"/>11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5">
            <text:p>高雄市</text:p>
          </table:table-cell>
          <table:table-cell office:value-type="string" table:style-name="ce10">
            <text:p>男</text:p>
          </table:table-cell>
          <table:table-cell office:value-type="float" office:value="1027" table:style-name="ce65">
            <text:p><text:s text:c="3"/>1,027</text:p>
          </table:table-cell>
          <table:table-cell office:value-type="float" office:value="978" table:style-name="ce65">
            <text:p><text:s text:c="3"/>978</text:p>
          </table:table-cell>
          <table:table-cell office:value-type="float" office:value="49" table:style-name="ce65">
            <text:p><text:s text:c="3"/>49</text:p>
          </table:table-cell>
          <table:table-cell office:value-type="float" office:value="0" table:style-name="ce65">
            <text:p>—</text:p>
          </table:table-cell>
          <table:table-cell office:value-type="float" office:value="978" table:style-name="ce11">
            <text:p><text:s text:c="3"/>978</text:p>
          </table:table-cell>
          <table:table-cell office:value-type="float" office:value="28" table:style-name="ce65">
            <text:p><text:s text:c="3"/>28</text:p>
          </table:table-cell>
          <table:table-cell office:value-type="float" office:value="21" table:style-name="ce70">
            <text:p><text:s text:c="3"/>21</text:p>
          </table:table-cell>
          <table:table-cell office:value-type="float" office:value="1020" table:style-name="ce11">
            <text:p><text:s text:c="3"/>1,020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5" table:style-name="ce70">
            <text:p><text:s text:c="3"/>5</text:p>
          </table:table-cell>
          <table:table-cell table:number-columns-repeated="16372" table:style-name="ce13"/>
        </table:table-row>
        <table:table-row table:style-name="ro15">
          <table:table-cell table:style-name="ce68"/>
          <table:table-cell office:value-type="string" table:style-name="ce14">
            <text:p>女</text:p>
          </table:table-cell>
          <table:table-cell office:value-type="float" office:value="904" table:style-name="ce67">
            <text:p><text:s text:c="3"/>904</text:p>
          </table:table-cell>
          <table:table-cell office:value-type="float" office:value="863" table:style-name="ce65">
            <text:p><text:s text:c="3"/>863</text:p>
          </table:table-cell>
          <table:table-cell office:value-type="float" office:value="41" table:style-name="ce67">
            <text:p><text:s text:c="3"/>41</text:p>
          </table:table-cell>
          <table:table-cell office:value-type="float" office:value="0" table:style-name="ce67">
            <text:p>—</text:p>
          </table:table-cell>
          <table:table-cell office:value-type="float" office:value="857" table:style-name="ce15">
            <text:p><text:s text:c="3"/>857</text:p>
          </table:table-cell>
          <table:table-cell office:value-type="float" office:value="26" table:style-name="ce67">
            <text:p><text:s text:c="3"/>26</text:p>
          </table:table-cell>
          <table:table-cell office:value-type="float" office:value="21" table:style-name="ce71">
            <text:p><text:s text:c="3"/>21</text:p>
          </table:table-cell>
          <table:table-cell office:value-type="float" office:value="897" table:style-name="ce15">
            <text:p><text:s text:c="3"/>897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6" table:style-name="ce71">
            <text:p><text:s text:c="3"/>6</text:p>
          </table:table-cell>
          <table:table-cell table:number-columns-repeated="16372" table:style-name="ce13"/>
        </table:table-row>
        <table:table-row table:style-name="ro15">
          <table:table-cell table:style-name="ce73"/>
          <table:table-cell office:value-type="string" table:style-name="ce34">
            <text:p>計</text:p>
          </table:table-cell>
          <table:table-cell office:value-type="float" office:value="6605" table:style-name="ce16">
            <text:p><text:s text:c="3"/>6,605</text:p>
          </table:table-cell>
          <table:table-cell office:value-type="float" office:value="6351" table:style-name="ce16">
            <text:p><text:s text:c="3"/>6,351</text:p>
          </table:table-cell>
          <table:table-cell office:value-type="float" office:value="254" table:style-name="ce16">
            <text:p><text:s text:c="3"/>254</text:p>
          </table:table-cell>
          <table:table-cell office:value-type="float" office:value="0" table:style-name="ce16">
            <text:p>—</text:p>
          </table:table-cell>
          <table:table-cell office:value-type="float" office:value="6117" table:style-name="ce11">
            <text:p><text:s text:c="3"/>6,117</text:p>
          </table:table-cell>
          <table:table-cell office:value-type="float" office:value="236" table:style-name="ce16">
            <text:p><text:s text:c="3"/>236</text:p>
          </table:table-cell>
          <table:table-cell office:value-type="float" office:value="252" table:style-name="ce69">
            <text:p><text:s text:c="3"/>252</text:p>
          </table:table-cell>
          <table:table-cell office:value-type="float" office:value="6539" table:style-name="ce9">
            <text:p><text:s text:c="3"/>6,539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4" table:style-name="ce69">
            <text:p><text:s text:c="3"/>44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5">
            <text:p>臺灣省</text:p>
          </table:table-cell>
          <table:table-cell office:value-type="string" table:style-name="ce35">
            <text:p>男</text:p>
          </table:table-cell>
          <table:table-cell office:value-type="float" office:value="3412" table:style-name="ce65">
            <text:p><text:s text:c="3"/>3,412</text:p>
          </table:table-cell>
          <table:table-cell office:value-type="float" office:value="3289" table:style-name="ce65">
            <text:p><text:s text:c="3"/>3,289</text:p>
          </table:table-cell>
          <table:table-cell office:value-type="float" office:value="123" table:style-name="ce65">
            <text:p><text:s text:c="3"/>123</text:p>
          </table:table-cell>
          <table:table-cell office:value-type="float" office:value="0" table:style-name="ce65">
            <text:p>—</text:p>
          </table:table-cell>
          <table:table-cell office:value-type="float" office:value="3164" table:style-name="ce11">
            <text:p><text:s text:c="3"/>3,164</text:p>
          </table:table-cell>
          <table:table-cell office:value-type="float" office:value="119" table:style-name="ce65">
            <text:p><text:s text:c="3"/>119</text:p>
          </table:table-cell>
          <table:table-cell office:value-type="float" office:value="129" table:style-name="ce70">
            <text:p><text:s text:c="3"/>129</text:p>
          </table:table-cell>
          <table:table-cell office:value-type="float" office:value="3376" table:style-name="ce11">
            <text:p><text:s text:c="3"/>3,376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20" table:style-name="ce70">
            <text:p><text:s text:c="3"/>20</text:p>
          </table:table-cell>
          <table:table-cell table:number-columns-repeated="16372" table:style-name="ce13"/>
        </table:table-row>
        <table:table-row table:style-name="ro15">
          <table:table-cell table:style-name="ce66"/>
          <table:table-cell office:value-type="string" table:style-name="ce54">
            <text:p>女</text:p>
          </table:table-cell>
          <table:table-cell office:value-type="float" office:value="3193" table:style-name="ce67">
            <text:p><text:s text:c="3"/>3,193</text:p>
          </table:table-cell>
          <table:table-cell office:value-type="float" office:value="3062" table:style-name="ce65">
            <text:p><text:s text:c="3"/>3,062</text:p>
          </table:table-cell>
          <table:table-cell office:value-type="float" office:value="131" table:style-name="ce67">
            <text:p><text:s text:c="3"/>131</text:p>
          </table:table-cell>
          <table:table-cell office:value-type="float" office:value="0" table:style-name="ce67">
            <text:p>—</text:p>
          </table:table-cell>
          <table:table-cell office:value-type="float" office:value="2953" table:style-name="ce15">
            <text:p><text:s text:c="3"/>2,953</text:p>
          </table:table-cell>
          <table:table-cell office:value-type="float" office:value="117" table:style-name="ce67">
            <text:p><text:s text:c="3"/>117</text:p>
          </table:table-cell>
          <table:table-cell office:value-type="float" office:value="123" table:style-name="ce71">
            <text:p><text:s text:c="3"/>123</text:p>
          </table:table-cell>
          <table:table-cell office:value-type="float" office:value="3163" table:style-name="ce15">
            <text:p><text:s text:c="3"/>3,163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24" table:style-name="ce71">
            <text:p><text:s text:c="3"/>24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287" table:style-name="ce76">
            <text:p><text:s text:c="3"/>287</text:p>
          </table:table-cell>
          <table:table-cell office:value-type="float" office:value="278" table:style-name="ce76">
            <text:p><text:s text:c="3"/>278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0" table:style-name="ce76">
            <text:p>—</text:p>
          </table:table-cell>
          <table:table-cell office:value-type="float" office:value="271" table:style-name="ce40">
            <text:p><text:s text:c="3"/>271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1" table:style-name="ce77">
            <text:p><text:s text:c="3"/>11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宜蘭縣</text:p>
          </table:table-cell>
          <table:table-cell office:value-type="string" table:style-name="ce35">
            <text:p>男</text:p>
          </table:table-cell>
          <table:table-cell office:value-type="float" office:value="161" table:style-name="ce43">
            <text:p><text:s text:c="3"/>161</text:p>
          </table:table-cell>
          <table:table-cell office:value-type="float" office:value="157" table:style-name="ce43">
            <text:p><text:s text:c="3"/>157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151" table:style-name="ce40">
            <text:p><text:s text:c="3"/>15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59" table:style-name="ce11">
            <text:p><text:s text:c="3"/>159</text:p>
          </table:table-cell>
          <table:table-cell office:value-type="float" office:value="0" table:style-name="ce65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126" table:style-name="ce79">
            <text:p><text:s text:c="3"/>126</text:p>
          </table:table-cell>
          <table:table-cell office:value-type="float" office:value="121" table:style-name="ce43">
            <text:p><text:s text:c="3"/>121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0" table:style-name="ce79">
            <text:p>—</text:p>
          </table:table-cell>
          <table:table-cell office:value-type="float" office:value="120" table:style-name="ce80">
            <text:p><text:s text:c="3"/>120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126" table:style-name="ce15">
            <text:p><text:s text:c="3"/>126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1436" table:style-name="ce76">
            <text:p><text:s text:c="3"/>1,436</text:p>
          </table:table-cell>
          <table:table-cell office:value-type="float" office:value="1377" table:style-name="ce76">
            <text:p><text:s text:c="3"/>1,377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0" table:style-name="ce76">
            <text:p>—</text:p>
          </table:table-cell>
          <table:table-cell office:value-type="float" office:value="1300" table:style-name="ce40">
            <text:p><text:s text:c="3"/>1,300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63" table:style-name="ce77">
            <text:p><text:s text:c="3"/>63</text:p>
          </table:table-cell>
          <table:table-cell office:value-type="float" office:value="1420" table:style-name="ce9">
            <text:p><text:s text:c="3"/>1,42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13" table:style-name="ce69">
            <text:p><text:s text:c="3"/>13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桃園縣</text:p>
          </table:table-cell>
          <table:table-cell office:value-type="string" table:style-name="ce35">
            <text:p>男</text:p>
          </table:table-cell>
          <table:table-cell office:value-type="float" office:value="703" table:style-name="ce43">
            <text:p><text:s text:c="3"/>703</text:p>
          </table:table-cell>
          <table:table-cell office:value-type="float" office:value="674" table:style-name="ce43">
            <text:p><text:s text:c="3"/>674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0" table:style-name="ce43">
            <text:p>—</text:p>
          </table:table-cell>
          <table:table-cell office:value-type="float" office:value="640" table:style-name="ce40">
            <text:p><text:s text:c="3"/>640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696" table:style-name="ce11">
            <text:p><text:s text:c="3"/>696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5" table:style-name="ce70">
            <text:p><text:s text:c="3"/>5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733" table:style-name="ce79">
            <text:p><text:s text:c="3"/>733</text:p>
          </table:table-cell>
          <table:table-cell office:value-type="float" office:value="703" table:style-name="ce43">
            <text:p><text:s text:c="3"/>703</text:p>
          </table:table-cell>
          <table:table-cell office:value-type="float" office:value="30" table:style-name="ce79">
            <text:p><text:s text:c="3"/>30</text:p>
          </table:table-cell>
          <table:table-cell office:value-type="float" office:value="0" table:style-name="ce79">
            <text:p>—</text:p>
          </table:table-cell>
          <table:table-cell office:value-type="float" office:value="660" table:style-name="ce80">
            <text:p><text:s text:c="3"/>660</text:p>
          </table:table-cell>
          <table:table-cell office:value-type="float" office:value="36" table:style-name="ce79">
            <text:p><text:s text:c="3"/>36</text:p>
          </table:table-cell>
          <table:table-cell office:value-type="float" office:value="37" table:style-name="ce81">
            <text:p><text:s text:c="3"/>37</text:p>
          </table:table-cell>
          <table:table-cell office:value-type="float" office:value="724" table:style-name="ce15">
            <text:p><text:s text:c="3"/>72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8" table:style-name="ce71">
            <text:p><text:s text:c="3"/>8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493" table:style-name="ce76">
            <text:p><text:s text:c="3"/>493</text:p>
          </table:table-cell>
          <table:table-cell office:value-type="float" office:value="475" table:style-name="ce76">
            <text:p><text:s text:c="3"/>475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0" table:style-name="ce76">
            <text:p>—</text:p>
          </table:table-cell>
          <table:table-cell office:value-type="float" office:value="458" table:style-name="ce40">
            <text:p><text:s text:c="3"/>458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23" table:style-name="ce77">
            <text:p><text:s text:c="3"/>23</text:p>
          </table:table-cell>
          <table:table-cell office:value-type="float" office:value="486" table:style-name="ce9">
            <text:p><text:s text:c="3"/>486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5" table:style-name="ce69">
            <text:p><text:s text:c="3"/>5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新竹縣</text:p>
          </table:table-cell>
          <table:table-cell office:value-type="string" table:style-name="ce35">
            <text:p>男</text:p>
          </table:table-cell>
          <table:table-cell office:value-type="float" office:value="250" table:style-name="ce43">
            <text:p><text:s text:c="3"/>250</text:p>
          </table:table-cell>
          <table:table-cell office:value-type="float" office:value="245" table:style-name="ce43">
            <text:p><text:s text:c="3"/>24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3">
            <text:p>—</text:p>
          </table:table-cell>
          <table:table-cell office:value-type="float" office:value="233" table:style-name="ce40">
            <text:p><text:s text:c="3"/>23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245" table:style-name="ce11">
            <text:p><text:s text:c="3"/>245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3" table:style-name="ce70">
            <text:p><text:s text:c="3"/>3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243" table:style-name="ce79">
            <text:p><text:s text:c="3"/>243</text:p>
          </table:table-cell>
          <table:table-cell office:value-type="float" office:value="230" table:style-name="ce43">
            <text:p><text:s text:c="3"/>230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0" table:style-name="ce79">
            <text:p>—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241" table:style-name="ce15">
            <text:p><text:s text:c="3"/>241</text:p>
          </table:table-cell>
          <table:table-cell office:value-type="float" office:value="0" table:style-name="ce67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531" table:style-name="ce76">
            <text:p><text:s text:c="3"/>531</text:p>
          </table:table-cell>
          <table:table-cell office:value-type="float" office:value="511" table:style-name="ce76">
            <text:p><text:s text:c="3"/>511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0" table:style-name="ce76">
            <text:p>—</text:p>
          </table:table-cell>
          <table:table-cell office:value-type="float" office:value="490" table:style-name="ce40">
            <text:p><text:s text:c="3"/>490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16" table:style-name="ce77">
            <text:p><text:s text:c="3"/>16</text:p>
          </table:table-cell>
          <table:table-cell office:value-type="float" office:value="525" table:style-name="ce9">
            <text:p><text:s text:c="3"/>525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苗栗縣</text:p>
          </table:table-cell>
          <table:table-cell office:value-type="string" table:style-name="ce35">
            <text:p>男</text:p>
          </table:table-cell>
          <table:table-cell office:value-type="float" office:value="275" table:style-name="ce43">
            <text:p><text:s text:c="3"/>275</text:p>
          </table:table-cell>
          <table:table-cell office:value-type="float" office:value="265" table:style-name="ce43">
            <text:p><text:s text:c="3"/>265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0" table:style-name="ce43">
            <text:p>—</text:p>
          </table:table-cell>
          <table:table-cell office:value-type="float" office:value="256" table:style-name="ce40">
            <text:p><text:s text:c="3"/>256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70" table:style-name="ce11">
            <text:p><text:s text:c="3"/>270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256" table:style-name="ce79">
            <text:p><text:s text:c="3"/>256</text:p>
          </table:table-cell>
          <table:table-cell office:value-type="float" office:value="246" table:style-name="ce43">
            <text:p><text:s text:c="3"/>246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0" table:style-name="ce79">
            <text:p>—</text:p>
          </table:table-cell>
          <table:table-cell office:value-type="float" office:value="234" table:style-name="ce80">
            <text:p><text:s text:c="3"/>234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55" table:style-name="ce15">
            <text:p><text:s text:c="3"/>255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1084" table:style-name="ce76">
            <text:p><text:s text:c="3"/>1,084</text:p>
          </table:table-cell>
          <table:table-cell office:value-type="float" office:value="1066" table:style-name="ce76">
            <text:p><text:s text:c="3"/>1,066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0" table:style-name="ce76">
            <text:p>—</text:p>
          </table:table-cell>
          <table:table-cell office:value-type="float" office:value="1019" table:style-name="ce40">
            <text:p><text:s text:c="3"/>1,019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34" table:style-name="ce77">
            <text:p><text:s text:c="3"/>34</text:p>
          </table:table-cell>
          <table:table-cell office:value-type="float" office:value="1073" table:style-name="ce9">
            <text:p><text:s text:c="3"/>1,073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9" table:style-name="ce69">
            <text:p><text:s text:c="3"/>9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彰化縣</text:p>
          </table:table-cell>
          <table:table-cell office:value-type="string" table:style-name="ce35">
            <text:p>男</text:p>
          </table:table-cell>
          <table:table-cell office:value-type="float" office:value="578" table:style-name="ce43">
            <text:p><text:s text:c="3"/>578</text:p>
          </table:table-cell>
          <table:table-cell office:value-type="float" office:value="569" table:style-name="ce43">
            <text:p><text:s text:c="3"/>569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0" table:style-name="ce43">
            <text:p>—</text:p>
          </table:table-cell>
          <table:table-cell office:value-type="float" office:value="538" table:style-name="ce40">
            <text:p><text:s text:c="3"/>538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572" table:style-name="ce11">
            <text:p><text:s text:c="3"/>572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" table:style-name="ce70">
            <text:p><text:s text:c="3"/>5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506" table:style-name="ce79">
            <text:p><text:s text:c="3"/>506</text:p>
          </table:table-cell>
          <table:table-cell office:value-type="float" office:value="497" table:style-name="ce43">
            <text:p><text:s text:c="3"/>497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0" table:style-name="ce79">
            <text:p>—</text:p>
          </table:table-cell>
          <table:table-cell office:value-type="float" office:value="481" table:style-name="ce80">
            <text:p><text:s text:c="3"/>481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15" table:style-name="ce81">
            <text:p><text:s text:c="3"/>15</text:p>
          </table:table-cell>
          <table:table-cell office:value-type="float" office:value="501" table:style-name="ce15">
            <text:p><text:s text:c="3"/>50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" table:style-name="ce71">
            <text:p><text:s text:c="3"/>4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338" table:style-name="ce76">
            <text:p><text:s text:c="3"/>338</text:p>
          </table:table-cell>
          <table:table-cell office:value-type="float" office:value="318" table:style-name="ce76">
            <text:p><text:s text:c="3"/>318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0" table:style-name="ce76">
            <text:p>—</text:p>
          </table:table-cell>
          <table:table-cell office:value-type="float" office:value="308" table:style-name="ce40">
            <text:p><text:s text:c="3"/>308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15" table:style-name="ce77">
            <text:p><text:s text:c="3"/>15</text:p>
          </table:table-cell>
          <table:table-cell office:value-type="float" office:value="335" table:style-name="ce9">
            <text:p><text:s text:c="3"/>335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南投縣</text:p>
          </table:table-cell>
          <table:table-cell office:value-type="string" table:style-name="ce35">
            <text:p>男</text:p>
          </table:table-cell>
          <table:table-cell office:value-type="float" office:value="195" table:style-name="ce43">
            <text:p><text:s text:c="3"/>195</text:p>
          </table:table-cell>
          <table:table-cell office:value-type="float" office:value="184" table:style-name="ce43">
            <text:p><text:s text:c="3"/>184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0" table:style-name="ce43">
            <text:p>—</text:p>
          </table:table-cell>
          <table:table-cell office:value-type="float" office:value="171" table:style-name="ce40">
            <text:p><text:s text:c="3"/>171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194" table:style-name="ce11">
            <text:p><text:s text:c="3"/>194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143" table:style-name="ce79">
            <text:p><text:s text:c="3"/>143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0" table:style-name="ce79">
            <text:p>—</text:p>
          </table:table-cell>
          <table:table-cell office:value-type="float" office:value="137" table:style-name="ce80">
            <text:p><text:s text:c="3"/>137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141" table:style-name="ce15">
            <text:p><text:s text:c="3"/>14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430" table:style-name="ce76">
            <text:p><text:s text:c="3"/>430</text:p>
          </table:table-cell>
          <table:table-cell office:value-type="float" office:value="416" table:style-name="ce76">
            <text:p><text:s text:c="3"/>416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0" table:style-name="ce76">
            <text:p>—</text:p>
          </table:table-cell>
          <table:table-cell office:value-type="float" office:value="402" table:style-name="ce40">
            <text:p><text:s text:c="3"/>402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17" table:style-name="ce77">
            <text:p><text:s text:c="3"/>17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雲林縣</text:p>
          </table:table-cell>
          <table:table-cell office:value-type="string" table:style-name="ce35">
            <text:p>男</text:p>
          </table:table-cell>
          <table:table-cell office:value-type="float" office:value="214" table:style-name="ce43">
            <text:p><text:s text:c="3"/>214</text:p>
          </table:table-cell>
          <table:table-cell office:value-type="float" office:value="206" table:style-name="ce43">
            <text:p><text:s text:c="3"/>206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13" table:style-name="ce11">
            <text:p><text:s text:c="3"/>213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216" table:style-name="ce79">
            <text:p><text:s text:c="3"/>216</text:p>
          </table:table-cell>
          <table:table-cell office:value-type="float" office:value="210" table:style-name="ce43">
            <text:p><text:s text:c="3"/>210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201" table:style-name="ce80">
            <text:p><text:s text:c="3"/>20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215" table:style-name="ce15">
            <text:p><text:s text:c="3"/>215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27" table:style-name="ce76">
            <text:p><text:s text:c="3"/>227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0" table:style-name="ce76">
            <text:p>—</text:p>
          </table:table-cell>
          <table:table-cell office:value-type="float" office:value="214" table:style-name="ce40">
            <text:p><text:s text:c="3"/>214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12" table:style-name="ce77">
            <text:p><text:s text:c="3"/>12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69">
            <text:p>—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嘉義縣</text:p>
          </table:table-cell>
          <table:table-cell office:value-type="string" table:style-name="ce35">
            <text:p>男</text:p>
          </table:table-cell>
          <table:table-cell office:value-type="float" office:value="127" table:style-name="ce43">
            <text:p><text:s text:c="3"/>127</text:p>
          </table:table-cell>
          <table:table-cell office:value-type="float" office:value="122" table:style-name="ce43">
            <text:p><text:s text:c="3"/>12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3">
            <text:p>—</text:p>
          </table:table-cell>
          <table:table-cell office:value-type="float" office:value="119" table:style-name="ce40">
            <text:p><text:s text:c="3"/>119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26" table:style-name="ce11">
            <text:p><text:s text:c="3"/>126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112" table:style-name="ce79">
            <text:p><text:s text:c="3"/>112</text:p>
          </table:table-cell>
          <table:table-cell office:value-type="float" office:value="105" table:style-name="ce43">
            <text:p><text:s text:c="3"/>105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95" table:style-name="ce80">
            <text:p><text:s text:c="3"/>95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112" table:style-name="ce15">
            <text:p><text:s text:c="3"/>112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462" table:style-name="ce76">
            <text:p><text:s text:c="3"/>462</text:p>
          </table:table-cell>
          <table:table-cell office:value-type="float" office:value="439" table:style-name="ce76">
            <text:p><text:s text:c="3"/>439</text:p>
          </table:table-cell>
          <table:table-cell office:value-type="float" office:value="23" table:style-name="ce76">
            <text:p><text:s text:c="3"/>23</text:p>
          </table:table-cell>
          <table:table-cell office:value-type="float" office:value="0" table:style-name="ce76">
            <text:p>—</text:p>
          </table:table-cell>
          <table:table-cell office:value-type="float" office:value="417" table:style-name="ce40">
            <text:p><text:s text:c="3"/>417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27" table:style-name="ce77">
            <text:p><text:s text:c="3"/>27</text:p>
          </table:table-cell>
          <table:table-cell office:value-type="float" office:value="456" table:style-name="ce9">
            <text:p><text:s text:c="3"/>456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屏東縣</text:p>
          </table:table-cell>
          <table:table-cell office:value-type="string" table:style-name="ce35">
            <text:p>男</text:p>
          </table:table-cell>
          <table:table-cell office:value-type="float" office:value="237" table:style-name="ce43">
            <text:p><text:s text:c="3"/>237</text:p>
          </table:table-cell>
          <table:table-cell office:value-type="float" office:value="223" table:style-name="ce43">
            <text:p><text:s text:c="3"/>223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213" table:style-name="ce40">
            <text:p><text:s text:c="3"/>213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234" table:style-name="ce11">
            <text:p><text:s text:c="3"/>234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225" table:style-name="ce79">
            <text:p><text:s text:c="3"/>22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0" table:style-name="ce79">
            <text:p>—</text:p>
          </table:table-cell>
          <table:table-cell office:value-type="float" office:value="204" table:style-name="ce80">
            <text:p><text:s text:c="3"/>204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22" table:style-name="ce15">
            <text:p><text:s text:c="3"/>22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148" table:style-name="ce76">
            <text:p><text:s text:c="3"/>148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0" table:style-name="ce76">
            <text:p>—</text:p>
          </table:table-cell>
          <table:table-cell office:value-type="float" office:value="146" table:style-name="ce40">
            <text:p><text:s text:c="3"/>14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臺東縣</text:p>
          </table:table-cell>
          <table:table-cell office:value-type="string" table:style-name="ce35">
            <text:p>男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74" table:style-name="ce43">
            <text:p><text:s text:c="3"/>74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68" table:style-name="ce79">
            <text:p><text:s text:c="3"/>68</text:p>
          </table:table-cell>
          <table:table-cell office:value-type="float" office:value="55" table:style-name="ce43">
            <text:p><text:s text:c="3"/>55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0" table:style-name="ce79">
            <text:p>—</text:p>
          </table:table-cell>
          <table:table-cell office:value-type="float" office:value="66" table:style-name="ce80">
            <text:p><text:s text:c="3"/>66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67" table:style-name="ce15">
            <text:p><text:s text:c="3"/>67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227" table:style-name="ce76">
            <text:p><text:s text:c="3"/>227</text:p>
          </table:table-cell>
          <table:table-cell office:value-type="float" office:value="206" table:style-name="ce76">
            <text:p><text:s text:c="3"/>206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0" table:style-name="ce76">
            <text:p>—</text:p>
          </table:table-cell>
          <table:table-cell office:value-type="float" office:value="220" table:style-name="ce40">
            <text:p><text:s text:c="3"/>22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花蓮縣</text:p>
          </table:table-cell>
          <table:table-cell office:value-type="string" table:style-name="ce35">
            <text:p>男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106" table:style-name="ce43">
            <text:p><text:s text:c="3"/>106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116" table:style-name="ce40">
            <text:p><text:s text:c="3"/>11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18" table:style-name="ce11">
            <text:p><text:s text:c="3"/>118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107" table:style-name="ce79">
            <text:p><text:s text:c="3"/>107</text:p>
          </table:table-cell>
          <table:table-cell office:value-type="float" office:value="100" table:style-name="ce43">
            <text:p><text:s text:c="3"/>100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05" table:style-name="ce15">
            <text:p><text:s text:c="3"/>10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93" table:style-name="ce76">
            <text:p><text:s text:c="3"/>93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87" table:style-name="ce40">
            <text:p><text:s text:c="3"/>8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澎湖縣</text:p>
          </table:table-cell>
          <table:table-cell office:value-type="string" table:style-name="ce35">
            <text:p>男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50" table:style-name="ce40">
            <text:p><text:s text:c="3"/>50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41" table:style-name="ce79">
            <text:p><text:s text:c="3"/>41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9">
            <text:p>—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41" table:style-name="ce15">
            <text:p><text:s text:c="3"/>4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166" table:style-name="ce76">
            <text:p><text:s text:c="3"/>166</text:p>
          </table:table-cell>
          <table:table-cell office:value-type="float" office:value="158" table:style-name="ce76">
            <text:p><text:s text:c="3"/>15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154" table:style-name="ce40">
            <text:p><text:s text:c="3"/>154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3" table:style-name="ce77">
            <text:p><text:s text:c="3"/>3</text:p>
          </table:table-cell>
          <table:table-cell office:value-type="float" office:value="164" table:style-name="ce9">
            <text:p><text:s text:c="3"/>164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基隆市</text:p>
          </table:table-cell>
          <table:table-cell office:value-type="string" table:style-name="ce35">
            <text:p>男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77" table:style-name="ce40">
            <text:p><text:s text:c="3"/>7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79" table:style-name="ce11">
            <text:p><text:s text:c="3"/>79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86" table:style-name="ce79">
            <text:p><text:s text:c="3"/>86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85" table:style-name="ce15">
            <text:p><text:s text:c="3"/>85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473" table:style-name="ce76">
            <text:p><text:s text:c="3"/>473</text:p>
          </table:table-cell>
          <table:table-cell office:value-type="float" office:value="467" table:style-name="ce76">
            <text:p><text:s text:c="3"/>46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446" table:style-name="ce40">
            <text:p><text:s text:c="3"/>446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15" table:style-name="ce77">
            <text:p><text:s text:c="3"/>15</text:p>
          </table:table-cell>
          <table:table-cell office:value-type="float" office:value="469" table:style-name="ce9">
            <text:p><text:s text:c="3"/>469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新竹市</text:p>
          </table:table-cell>
          <table:table-cell office:value-type="string" table:style-name="ce35">
            <text:p>男</text:p>
          </table:table-cell>
          <table:table-cell office:value-type="float" office:value="233" table:style-name="ce43">
            <text:p><text:s text:c="3"/>233</text:p>
          </table:table-cell>
          <table:table-cell office:value-type="float" office:value="231" table:style-name="ce43">
            <text:p><text:s text:c="3"/>23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17" table:style-name="ce40">
            <text:p><text:s text:c="3"/>217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31" table:style-name="ce11">
            <text:p><text:s text:c="3"/>23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240" table:style-name="ce79">
            <text:p><text:s text:c="3"/>240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229" table:style-name="ce80">
            <text:p><text:s text:c="3"/>229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238" table:style-name="ce15">
            <text:p><text:s text:c="3"/>238</text:p>
          </table:table-cell>
          <table:table-cell office:value-type="float" office:value="0" table:style-name="ce67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198" table:style-name="ce76">
            <text:p><text:s text:c="3"/>198</text:p>
          </table:table-cell>
          <table:table-cell office:value-type="float" office:value="192" table:style-name="ce76">
            <text:p><text:s text:c="3"/>19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185" table:style-name="ce40">
            <text:p><text:s text:c="3"/>18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197" table:style-name="ce9">
            <text:p><text:s text:c="3"/>197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嘉義市</text:p>
          </table:table-cell>
          <table:table-cell office:value-type="string" table:style-name="ce35">
            <text:p>男</text:p>
          </table:table-cell>
          <table:table-cell office:value-type="float" office:value="107" table:style-name="ce43">
            <text:p><text:s text:c="3"/>107</text:p>
          </table:table-cell>
          <table:table-cell office:value-type="float" office:value="103" table:style-name="ce43">
            <text:p><text:s text:c="3"/>10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102" table:style-name="ce40">
            <text:p><text:s text:c="3"/>10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07" table:style-name="ce11">
            <text:p><text:s text:c="3"/>107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89" table:style-name="ce43">
            <text:p><text:s text:c="3"/>89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9">
            <text:p>—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90" table:style-name="ce15">
            <text:p><text:s text:c="3"/>90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72" table:style-name="ce13"/>
        </table:table-row>
        <table:table-row table:style-name="ro15">
          <table:table-cell table:style-name="ce82"/>
          <table:table-cell office:value-type="string" table:style-name="ce8">
            <text:p>計</text:p>
          </table:table-cell>
          <table:table-cell office:value-type="float" office:value="163" table:style-name="ce16">
            <text:p><text:s text:c="3"/>163</text:p>
          </table:table-cell>
          <table:table-cell office:value-type="float" office:value="163" table:style-name="ce16">
            <text:p><text:s text:c="3"/>163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45" table:style-name="ce11">
            <text:p><text:s text:c="3"/>145</text:p>
          </table:table-cell>
          <table:table-cell office:value-type="float" office:value="15" table:style-name="ce16">
            <text:p><text:s text:c="3"/>1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3" table:style-name="ce9">
            <text:p><text:s text:c="3"/>163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64">
            <text:p>福建省</text:p>
          </table:table-cell>
          <table:table-cell office:value-type="string" table:style-name="ce10">
            <text:p>男</text:p>
          </table:table-cell>
          <table:table-cell office:value-type="float" office:value="90" table:style-name="ce65">
            <text:p><text:s text:c="3"/>90</text:p>
          </table:table-cell>
          <table:table-cell office:value-type="float" office:value="90" table:style-name="ce65">
            <text:p><text:s text:c="3"/>90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81" table:style-name="ce11">
            <text:p><text:s text:c="3"/>81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90" table:style-name="ce11">
            <text:p><text:s text:c="3"/>90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14">
            <text:p>女</text:p>
          </table:table-cell>
          <table:table-cell office:value-type="float" office:value="73" table:style-name="ce67">
            <text:p><text:s text:c="3"/>73</text:p>
          </table:table-cell>
          <table:table-cell office:value-type="float" office:value="73" table:style-name="ce65">
            <text:p><text:s text:c="3"/>73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64" table:style-name="ce15">
            <text:p><text:s text:c="3"/>64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140" table:style-name="ce76">
            <text:p><text:s text:c="3"/>140</text:p>
          </table:table-cell>
          <table:table-cell office:value-type="float" office:value="140" table:style-name="ce76">
            <text:p><text:s text:c="3"/>140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24" table:style-name="ce40">
            <text:p><text:s text:c="3"/>12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140" table:style-name="ce9">
            <text:p><text:s text:c="3"/>14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金門縣</text:p>
          </table:table-cell>
          <table:table-cell office:value-type="string" table:style-name="ce35">
            <text:p>男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70" table:style-name="ce40">
            <text:p><text:s text:c="3"/>70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11">
            <text:p><text:s text:c="3"/>78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72"/>
          <table:table-cell office:value-type="string" table:style-name="ce54">
            <text:p>女</text:p>
          </table:table-cell>
          <table:table-cell office:value-type="float" office:value="62" table:style-name="ce79">
            <text:p><text:s text:c="3"/>62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54" table:style-name="ce80">
            <text:p><text:s text:c="3"/>54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62" table:style-name="ce15">
            <text:p><text:s text:c="3"/>62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62"/>
          <table:table-cell office:value-type="string" table:style-name="ce34">
            <text:p>計</text:p>
          </table:table-cell>
          <table:table-cell office:value-type="float" office:value="23" table:style-name="ce76">
            <text:p><text:s text:c="3"/>23</text:p>
          </table:table-cell>
          <table:table-cell office:value-type="float" office:value="23" table:style-name="ce76">
            <text:p><text:s text:c="3"/>2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1" table:style-name="ce40">
            <text:p><text:s text:c="3"/>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72" table:style-name="ce13"/>
        </table:table-row>
        <table:table-row table:style-name="ro15">
          <table:table-cell office:value-type="string" table:style-name="ce78">
            <text:p>連江縣</text:p>
          </table:table-cell>
          <table:table-cell office:value-type="string" table:style-name="ce35">
            <text:p>男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13"/>
        </table:table-row>
        <table:table-row table:style-name="ro15">
          <table:table-cell table:style-name="ce83"/>
          <table:table-cell office:value-type="string" table:style-name="ce54">
            <text:p>女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72" table:style-name="ce13"/>
        </table:table-row>
        <table:table-row table:style-name="ro16">
          <table:table-cell table:style-name="ce84"/>
          <table:table-cell table:number-columns-repeated="4" table:style-name="ce7"/>
          <table:table-cell table:style-name="ce85"/>
          <table:table-cell table:number-columns-repeated="2" table:style-name="ce86"/>
          <table:table-cell table:number-columns-repeated="3" table:style-name="ce7"/>
          <table:table-cell office:value-type="string" table:style-name="ce87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84"/>
          <table:table-cell table:style-name="ce7"/>
          <table:table-cell table:style-name="ce88"/>
          <table:table-cell table:number-columns-repeated="16381" table:style-name="ce7"/>
        </table:table-row>
        <table:table-row table:style-name="ro8">
          <table:table-cell table:style-name="ce89"/>
          <table:table-cell table:number-columns-repeated="16383" table:style-name="ce7"/>
        </table:table-row>
        <table:table-row table:number-rows-repeated="2" table:style-name="ro8">
          <table:table-cell table:number-columns-repeated="16384" table:style-name="ce7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1/02性比例&amp;人口密度-103.11.xls'#年月別" table:style-name="ta3">
        <table:table-source xlink:href="file:///D:/0662/A.上網月報(含1科)/103年/10311/02性比例&amp;人口密度-103.11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1/02性比例&amp;人口密度-103.11.xls'#縣市別" table:style-name="ta3">
        <table:table-source xlink:href="file:///D:/0662/A.上網月報(含1科)/103年/10311/02性比例&amp;人口密度-103.11.xls" table:table-name="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2-04T07:31:03Z</meta:creation-date>
    <dc:date>2017-09-29T10:30:24Z</dc:date>
  </office:meta>
</office:document-meta>
</file>